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ejaVu Sans Condensed" svg:font-family="'DejaVu Sans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speaker_3e_">
      <style:text-properties fo:font-style="normal" style:font-style-asian="normal" style:font-style-complex="normal"/>
    </style:style>
    <style:style style:name="P2" style:family="paragraph" style:parent-style-name="Heading">
      <style:text-properties fo:font-variant="normal" fo:text-transform="none"/>
    </style:style>
    <style:style style:name="P3" style:family="paragraph" style:parent-style-name="_3c_l_3e_">
      <style:text-properties fo:font-variant="normal" fo:text-transform="none"/>
    </style:style>
    <style:style style:name="P4" style:family="paragraph" style:parent-style-name="_3c_l_3e_">
      <style:paragraph-properties fo:margin-left="0cm" fo:margin-right="0cm" fo:text-indent="0cm" style:auto-text-indent="false"/>
    </style:style>
    <style:style style:name="P5" style:family="paragraph" style:parent-style-name="_3c_castItem_3e_">
      <style:text-properties fo:font-variant="normal" fo:text-transform="none"/>
    </style:style>
    <style:style style:name="P6" style:family="paragraph" style:parent-style-name="Footnote">
      <style:text-properties fo:font-style="normal" style:font-style-asian="normal" style:font-style-complex="normal"/>
    </style:style>
    <style:style style:name="P7" style:family="paragraph" style:parent-style-name="Heading_20_1">
      <style:text-properties fo:font-variant="normal" fo:text-transform="none"/>
    </style:style>
    <style:style style:name="P8" style:family="paragraph" style:parent-style-name="Heading_20_2">
      <style:text-properties fo:font-variant="normal" fo:text-transform="none"/>
    </style:style>
    <style:style style:name="P9" style:family="paragraph" style:parent-style-name="_3c_l_3e_">
      <style:paragraph-properties fo:margin-left="0cm" fo:margin-right="0cm" fo:text-indent="0cm" style:auto-text-indent="false"/>
    </style:style>
    <style:style style:name="P10" style:family="paragraph" style:parent-style-name="_3c_speaker_3e_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/>
    </style:style>
    <style:style style:name="T2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rphée</text:p>
      <text:p text:style-name="P5">Euridice</text:p>
      <text:p text:style-name="P5">Aristée</text:p>
      <text:p text:style-name="P5">Arcas</text:p>
      <text:p text:style-name="P5">Ergaste</text:p>
      <text:p text:style-name="P5">Junon</text:p>
      <text:p text:style-name="P5">L’Envie</text:p>
      <text:p text:style-name="P5">Eurimedon, magicien</text:p>
      <text:p text:style-name="P5">Le Soleil</text:p>
      <text:p text:style-name="P5">Caron</text:p>
      <text:p text:style-name="P5">Pluton</text:p>
      <text:p text:style-name="P5">Proserpine</text:p>
      <text:p text:style-name="P5">Radamante</text:p>
      <text:p text:style-name="P5">Allectum</text:p>
      <text:p text:style-name="P5">Les Esprits</text:p>
      <text:p text:style-name="P5">Les Driades</text:p>
      <text:p text:style-name="P5">Les Baccantes</text:p>
      <text:p text:style-name="P5">Bachus</text:p>
      <text:p text:style-name="P5">Pan</text:p>
      <text:p text:style-name="P2">La grande journée des machines<text:line-break/>ou le Mariage d’Orphée et d’Euridice</text:p>
      <text:h text:style-name="P7" text:outline-level="1">Acte premier</text:h>
      <text:h text:style-name="P8" text:outline-level="2">Scène première</text:h>
      <text:p text:style-name="_3c_stage_3e_"><text:span text:style-name="_3c_pb_3e_"><text:span text:style-name="T1">[1]</text:span></text:span><text:span text:style-name="T1">L’on entend d’abord un tonnerre, des esclairs, et des vents qui agitent l’air, le ciel s’ouvre, et Junon paroissant sur son char parle ainsi :</text:span></text:p>
      <text:p text:style-name="P1">Junon</text:p>
      <text:p text:style-name="_3c_l_3e_">Vents, Tempestes, Vapeurs qui tombans sur la terre,</text:p>
      <text:p text:style-name="_3c_l_3e_">Precedes chaque jour les fureurs du Tonnerre ?</text:p>
      <text:p text:style-name="_3c_l_3e_">Esloignant de mon char vos funestes Esclairs,</text:p>
      <text:p text:style-name="_3c_l_3e_">Faites à mes oyseaux un chemin dans les Airs</text:p>
      <text:p text:style-name="_3c_stage_3e_"><text:span text:style-name="_3c_pb_3e_"><text:span text:style-name="T1">[2]</text:span></text:span><text:span text:style-name="T1">Apres estre descenduë.</text:span></text:p>
      <text:p text:style-name="P3">Junon n’endure plus qu’un espoux infidele,</text:p>
      <text:p text:style-name="P3">Place tes ennemis dans la troupe immortelle,</text:p>
      <text:p text:style-name="P3">C’est assez que Caliste, et son fils tous les jours</text:p>
      <text:p text:style-name="P3">Te fassent souvenir de ses lâches amours ;</text:p>
      <text:p text:style-name="P3">C’est assez que Bacchus, et l’insolent Persee</text:p>
      <text:p text:style-name="P3">Produisent des clartez dont ta veuë est blessée !</text:p>
      <text:p text:style-name="P3">Et que le Ciel témoin de ses feux insensez,</text:p>
      <text:p text:style-name="P3">Depuis le cours fatal de ses lustres passez,</text:p>
      <text:p text:style-name="P3">Adore en ses Palais malgré ta jalousie</text:p>
      <text:p text:style-name="P3">Tous ceux à qui sa main presente l’ambroisie,</text:p>
      <text:p text:style-name="P3"><text:soft-page-break/>Sans que le mesme Ciel dans un âge futur</text:p>
      <text:p text:style-name="P3">Releve des mortels sur ses Trosnes d’azur,</text:p>
      <text:p text:style-name="P3">Il n’est pas satisfait d’avoir mis ma Couronne</text:p>
      <text:p text:style-name="P3">Mons sceptre et ma grandeur au pouvoir de la tonne ;</text:p>
      <text:p text:style-name="P3">Et que ces deux enfans adorez par les Rois</text:p>
      <text:p text:style-name="P3">Divisent tous les ans, les saisons et les mois.</text:p>
      <text:p text:style-name="P3">Que l’un traisne apres luy la lumiere du monde,</text:p>
      <text:p text:style-name="P3">Et que l’autre quittant l’humide sein de l’onde,</text:p>
      <text:p text:style-name="P3">Alors que le silence a fait mourir le bruit</text:p>
      <text:p text:style-name="P3">Preside pour jamais aux flambeaux de la nuict :</text:p>
      <text:p text:style-name="P3">Si le Soleil ne voit un homme de sa race</text:p>
      <text:p text:style-name="P3">Recevoir des encens parmy les Dieux de Thrace,</text:p>
      <text:p text:style-name="P3">Et si favorisant ce qu’il a projetté</text:p>
      <text:p text:style-name="_3c_l_3e_"><text:span text:style-name="T1">L’on </text:span><text:span text:style-name="_3c_corr_3e_"><text:span text:style-name="T1">y</text:span></text:span><text:span text:style-name="T1"> adore en Orphée une divinité.</text:span></text:p>
      <text:p text:style-name="_3c_l_3e_"><text:span text:style-name="_3c_pb_3e_"><text:span text:style-name="T1">[3]</text:span></text:span>Le perfide a voulu d’un estrange caprice</text:p>
      <text:p text:style-name="_3c_l_3e_">Le rendre possesseur des beautez d’Euridice,</text:p>
      <text:p text:style-name="_3c_l_3e_">Et pour authoriser ses projets furieux</text:p>
      <text:p text:style-name="_3c_l_3e_">Appeller à sa Nopce et la terre et les Cieux,</text:p>
      <text:p text:style-name="_3c_l_3e_">Mais je luy feray voir pat un effet visible</text:p>
      <text:p text:style-name="_3c_l_3e_">Combien pour cet affront je dois estre sensible ;</text:p>
      <text:p text:style-name="_3c_l_3e_">Le sort a secondé mon genereux dessein,</text:p>
      <text:p text:style-name="_3c_l_3e_">Et luy-mesme a placé la vengeance en mon sein ;</text:p>
      <text:p text:style-name="_3c_l_3e_">Je vis entrer au lict cette ame déloyale,</text:p>
      <text:p text:style-name="_3c_l_3e_">Sand qu’Hymen y portast sa clairté Nuptiale :</text:p>
      <text:p text:style-name="_3c_l_3e_">Et les Graces fuyant Orphée et ses Amours</text:p>
      <text:p text:style-name="_3c_l_3e_">Predirent devant moy le malheur de ses jours ;</text:p>
      <text:p text:style-name="_3c_l_3e_">Les filles de la Nuict en ma place y coururent,</text:p>
      <text:p text:style-name="_3c_l_3e_">Et d’un funeste bras ainsi qu’elles parurent,</text:p>
      <text:p text:style-name="_3c_l_3e_">Secoüerent trois fois par differens efforts,</text:p>
      <text:p text:style-name="_3c_l_3e_">Des torches que l’on porte aux obseques des morts,</text:p>
      <text:p text:style-name="_3c_l_3e_">Ne se contentant pas que d’un sinistre augure</text:p>
      <text:p text:style-name="_3c_l_3e_">Un Hybou luy predit sa fatale adventure,</text:p>
      <text:p text:style-name="_3c_l_3e_">Junon haste-toy donc perds cet audacieux,</text:p>
      <text:p text:style-name="_3c_l_3e_">Fay mourir les honneurs qu’on luy prepare aux Cieux,</text:p>
      <text:p text:style-name="_3c_l_3e_">Un vieil antre desert au pied d’une montagne,</text:p>
      <text:p text:style-name="_3c_l_3e_">Qu’au milieu des glaçons la froidure accompagne,</text:p>
      <text:p text:style-name="_3c_l_3e_">D’où l’horreur a chassé la paix et la clairté,</text:p>
      <text:p text:style-name="_3c_l_3e_"><text:soft-page-break/>Pour dresser un logis propre à la cruauté,</text:p>
      <text:p text:style-name="_3c_l_3e_">Recelle dans ses flancs le palais de l’Envie,</text:p>
      <text:p text:style-name="_3c_l_3e_">Qui des fureurs d’Enfer à toute heure suivie</text:p>
      <text:p text:style-name="_3c_l_3e_"><text:span text:style-name="_3c_pb_3e_"><text:span text:style-name="T1">[4]</text:span></text:span>Causant les desplaisirs et portant la douleur,</text:p>
      <text:p text:style-name="_3c_l_3e_">Se plaist à divertir quelque insigne bon heur,</text:p>
      <text:p text:style-name="_3c_l_3e_">Là ce monstre infecte sur des licts de Viperes,</text:p>
      <text:p text:style-name="_3c_l_3e_">Entretient dans le fiel ses humeurs sanguinaires ;</text:p>
      <text:p text:style-name="_3c_l_3e_">Et se ronge luy-mesme alors qu’il voit fleurir</text:p>
      <text:p text:style-name="_3c_l_3e_">Ceux qui par son venin ne peuvent pas mourir :</text:p>
      <text:p text:style-name="_3c_l_3e_">Cours viste le treuver sa demeure est si proche,</text:p>
      <text:p text:style-name="_3c_l_3e_">Qu’on la peut descouvrir du pied de ceste roche,</text:p>
      <text:p text:style-name="_3c_stage_3e_">Elle heurte de son sceptre à la porte de l’Antre</text:p>
      <text:p text:style-name="_3c_l_3e_">Heurte, fais le sortir, mais porte ailleurs tes yeux,</text:p>
      <text:p text:style-name="_3c_l_3e_">Et ne regarde point son sejour odieux.</text:p>
      <text:h text:style-name="Heading_20_2" text:outline-level="2">Scène II</text:h>
      <text:p text:style-name="_3c_speaker_3e_">Junon</text:p>
      <text:p text:style-name="_3c_l_3e_">Noire fille du Stix, qui d’un visage blesme</text:p>
      <text:p text:style-name="_3c_l_3e_">Et d’un œil enuieux te regarde toy mesme ;</text:p>
      <text:p text:style-name="_3c_l_3e_">Toy qui coulant par fois au milieu des Citez,</text:p>
      <text:p text:style-name="_3c_l_3e_">En bannis les plaisirs et les felicitez,</text:p>
      <text:p text:style-name="_3c_l_3e_">Qui dans le triste cours des plus fortes alarmes</text:p>
      <text:p text:style-name="_3c_l_3e_">Rallument ta fureur qui se nourrit de larmes,</text:p>
      <text:p text:style-name="_3c_l_3e_"><text:span text:style-name="_3c_pb_3e_"><text:span text:style-name="T1">[5]</text:span></text:span>Qui suscite la guerre et les seditions,</text:p>
      <text:p text:style-name="_3c_l_3e_">Qui te plaist dans les feux, par qui les passions</text:p>
      <text:p text:style-name="_3c_l_3e_">Animent les enfans contre leur propres peres ;</text:p>
      <text:p text:style-name="_3c_l_3e_">Toy qui fais escouler les fortunes prosperes,</text:p>
      <text:p text:style-name="_3c_l_3e_">Et par qui l’Univers void à chaque moment,</text:p>
      <text:p text:style-name="_3c_l_3e_">Quelque guerre civile, ou quelque embrazement,</text:p>
      <text:p text:style-name="_3c_l_3e_">Je veux t’abandonner une ame ambitieuse ;</text:p>
      <text:p text:style-name="_3c_l_3e_">Capable d’exercer ton humeur vicieuse ;</text:p>
      <text:p text:style-name="_3c_l_3e_">Mais sans plus retarder leve-toy promptement,</text:p>
      <text:p text:style-name="_3c_l_3e_">Il te faut obeïr à mon commandement.</text:p>
      <text:p text:style-name="_3c_speaker_3e_">L’Envie</text:p>
      <text:p text:style-name="_3c_l_3e_">Grande Reine du Ciel, si c’est pour vostre gloire</text:p>
      <text:p text:style-name="_3c_l_3e_">Je laisseray bien-tost cette demeure noire.</text:p>
      <text:p text:style-name="_3c_l_3e_">Faut-il mettre à vos yeux le feu dans un Palais ?</text:p>
      <text:p text:style-name="_3c_l_3e_">Faut-il perdre un Estat, ou bien rompre une paix ?</text:p>
      <text:p text:style-name="_3c_l_3e_"><text:soft-page-break/>Faut-il pour vous servir brûler une Province ?</text:p>
      <text:p text:style-name="_3c_l_3e_">Faut-il aller briser la Couronne d’un Prince ?</text:p>
      <text:p text:style-name="_3c_l_3e_">Dans peu vous cognoistrez, qu’avec juste raison</text:p>
      <text:p text:style-name="_3c_l_3e_">L’on redoute en tous lieux l’effect de mon poison.</text:p>
      <text:p text:style-name="_3c_l_3e_">Commandez seulement, puis que vostre puissance</text:p>
      <text:p text:style-name="_3c_l_3e_">Peut s’asseurer tousjours de mon obeissance.</text:p>
      <text:p text:style-name="_3c_speaker_3e_">Junon</text:p>
      <text:p text:style-name="_3c_stage_3e_">(bas)</text:p>
      <text:p text:style-name="_3c_l_3e_">Quoy qu’elle parle ainsi d’un mouvement secret,</text:p>
      <text:p text:style-name="_3c_l_3e_">Je recognois fort bien que ce n’est qu’à regret.</text:p>
      <text:p text:style-name="_3c_speaker_3e_">L’Envie</text:p>
      <text:p text:style-name="_3c_l_3e_"><text:span text:style-name="_3c_pb_3e_"><text:span text:style-name="T1">[6]</text:span></text:span>Si vous le desirez, il n’est dans cet orage</text:p>
      <text:p text:style-name="_3c_l_3e_">Ny peuple, ny païs qui ne sente ma rage,</text:p>
      <text:p text:style-name="_3c_l_3e_">J’infecteray les cœurs abolissant les Loix,</text:p>
      <text:p text:style-name="_3c_l_3e_">J’armeray les subjets contre leurs propres Rois ;</text:p>
      <text:p text:style-name="_3c_l_3e_">Glissant des factions dans les plus grandes villes</text:p>
      <text:p text:style-name="_3c_l_3e_">Je semeray par tout les discordes civiles,</text:p>
      <text:p text:style-name="_3c_l_3e_">Je meneray la guerre et la peste avec moy,</text:p>
      <text:p text:style-name="_3c_l_3e_">Je chasseray du monde et l’amour et la foy,</text:p>
      <text:p text:style-name="_3c_l_3e_">Enfin si vous voulez il n’est ame si forte</text:p>
      <text:p text:style-name="_3c_l_3e_">Qui ne sente bien-tost le venin que je porte.</text:p>
      <text:p text:style-name="_3c_speaker_3e_">Junon</text:p>
      <text:p text:style-name="_3c_l_3e_">Non, non, je ne veux point que ce mal soit commun,</text:p>
      <text:p text:style-name="_3c_l_3e_">Car mon cœur irrité n’en veut abolir qu’un.</text:p>
      <text:p text:style-name="_3c_speaker_3e_">L’Envie</text:p>
      <text:p text:style-name="_3c_stage_3e_">(bas)</text:p>
      <text:p text:style-name="_3c_l_3e_">Sur un homme tout seul sa vengeance est bornee.</text:p>
      <text:p text:style-name="_3c_speaker_3e_">Junon</text:p>
      <text:p text:style-name="_3c_l_3e_">Prends ton vol parmy l’air jusqu’aux ceux de Penee,</text:p>
      <text:p text:style-name="_3c_l_3e_">Là tu rencontreras Aristee amoureux,</text:p>
      <text:p text:style-name="_3c_l_3e_">Qui se plaint du destin qui le rend malheureux,</text:p>
      <text:p text:style-name="_3c_l_3e_">Et qui se veut vanger dans le mal qui le presse</text:p>
      <text:p text:style-name="_3c_l_3e_">D’un Rival qui possede aujourd’huy sa maistresse,</text:p>
      <text:p text:style-name="_3c_l_3e_"><text:span text:style-name="_3c_pb_3e_"><text:span text:style-name="T1">[7]</text:span></text:span>Entre dans son esprit, fais couler dans son flanc</text:p>
      <text:p text:style-name="_3c_l_3e_">Un serpent venimeux qui corrompe son sang,</text:p>
      <text:p text:style-name="_3c_l_3e_">Et lors que tu verras sa poictrine eschaufee</text:p>
      <text:p text:style-name="_3c_l_3e_">Arme le promptement pour la perte d’Orphee ;</text:p>
      <text:p text:style-name="_3c_l_3e_">Pars sas plus differer, car du plus haut des Cieux</text:p>
      <text:p text:style-name="_3c_l_3e_">Jusques à ton retour je te suivray des yeux.</text:p>
      <text:p text:style-name="_3c_stage_3e_"><text:soft-page-break/>Junon remonte.</text:p>
      <text:h text:style-name="Heading_20_2" text:outline-level="2">Scene III</text:h>
      <text:p text:style-name="_3c_speaker_3e_">Aristée</text:p>
      <text:p text:style-name="_3c_l_3e_">Veritables témoins du fidele service</text:p>
      <text:p text:style-name="_3c_l_3e_">Que je rends tous les jours aux beautez d’Euridice,</text:p>
      <text:p text:style-name="_3c_l_3e_">Qui me voyant gemir sous le joug amoureux,</text:p>
      <text:p text:style-name="_3c_l_3e_">Vous plaignez du destin qui m’est si rigoureux,</text:p>
      <text:p text:style-name="_3c_l_3e_">Depuis le temps fatal qu’amour logea sa flamme</text:p>
      <text:p text:style-name="_3c_l_3e_">D’un pouvoir tyrannique au milieu de mon ame,</text:p>
      <text:p text:style-name="_3c_l_3e_">Ay-je manqué jamais d’avoir pour ses beaux yeux,</text:p>
      <text:p text:style-name="_3c_l_3e_">Tout le mesme respect que l’on a pour les Dieux ?</text:p>
      <text:p text:style-name="_3c_l_3e_">Pour suivre ses appas mes ardeurs nompareilles</text:p>
      <text:p text:style-name="_3c_l_3e_">M’ont fait quitter le soing que j’avois des abeilles,</text:p>
      <text:p text:style-name="_3c_l_3e_">J’ay laissé mes jardins, et l’on voit mes troupeaux</text:p>
      <text:p text:style-name="_3c_l_3e_">Errer sans conducteur au sommet des costeaux,</text:p>
      <text:p text:style-name="_3c_l_3e_">Cerés qui fait jaunir ses tresors dans mes pleines</text:p>
      <text:p text:style-name="_3c_l_3e_">Et qui jamais n’a veu mes esperances veines</text:p>
      <text:p text:style-name="_3c_l_3e_"><text:span text:style-name="_3c_pb_3e_"><text:span text:style-name="T1">[8]</text:span></text:span>Regarde l’espi meur qui redonne son fruict,</text:p>
      <text:p text:style-name="_3c_l_3e_">A ses mesmes seillons qui me l’avoient produit ;</text:p>
      <text:p text:style-name="_3c_l_3e_">Baccus qui dés long-temps par des bienfaits insignes,</text:p>
      <text:p text:style-name="_3c_l_3e_">Faisoit couler le vin au milieu de mes vignes,</text:p>
      <text:p text:style-name="_3c_l_3e_">Par ma seule paresse en mille endroits divers</text:p>
      <text:p text:style-name="_3c_l_3e_">Voit secher sa liqueur dessus les pampres verts,</text:p>
      <text:p text:style-name="_3c_l_3e_">Prés du coutre mes bœufs demeurent inutiles,</text:p>
      <text:p text:style-name="_3c_l_3e_">Mes Estangs sont taris, mes Vergers infertilles,</text:p>
      <text:p text:style-name="_3c_l_3e_">Et depuis que je sers cette ingrate beauté</text:p>
      <text:p text:style-name="_3c_l_3e_">La campagne se plaigne de sa sterilité.</text:p>
      <text:p text:style-name="_3c_speaker_3e_">Arcas</text:p>
      <text:p text:style-name="_3c_l_3e_">Chassez de vostre esprit et de vostre pensee</text:p>
      <text:p text:style-name="_3c_l_3e_">D’un genereux effort cette amour insensee ;</text:p>
      <text:p text:style-name="_3c_l_3e_">Et puis que le destin vous deffend desormais,</text:p>
      <text:p text:style-name="_3c_l_3e_">De revoir cette Amante et d’y penser jamais,</text:p>
      <text:p text:style-name="_3c_l_3e_">Opposant la prudence au coup de cet orage,</text:p>
      <text:p text:style-name="_3c_l_3e_">Montrez-nous la vertu d’un homme de courage,</text:p>
      <text:p text:style-name="_3c_l_3e_">Tant de beautez pour vous souspirent chaque jour,</text:p>
      <text:p text:style-name="_3c_l_3e_">Au lieu que vostre coeur méprise leur amour,</text:p>
      <text:p text:style-name="_3c_l_3e_">Choisissez, choisissez quelque Nimphe adorable</text:p>
      <text:p text:style-name="_3c_l_3e_"><text:soft-page-break/>Qui d’un feu mutuel vous rende le semblable,</text:p>
      <text:p text:style-name="_3c_l_3e_">Euridice apres tout dans les bras d’un espoux,</text:p>
      <text:p text:style-name="_3c_l_3e_">Quoy que vous l’esperiez ne peut plus estre à vous.</text:p>
      <text:p text:style-name="_3c_speaker_3e_">Aristée</text:p>
      <text:p text:style-name="_3c_l_3e_">Arcas que dittes-vous que je change pour elle,</text:p>
      <text:p text:style-name="_3c_l_3e_">Non, cela ne se peut, cette ingrate est trop belle,</text:p>
      <text:p text:style-name="_3c_l_3e_"><text:span text:style-name="_3c_pb_3e_"><text:span text:style-name="T1">[9]</text:span></text:span>J’iray plutost chercher par un dernier effort</text:p>
      <text:p text:style-name="_3c_l_3e_">Un remede asseuré dans les bras de la mort.</text:p>
      <text:p text:style-name="_3c_speaker_3e_">Arcas</text:p>
      <text:p text:style-name="_3c_l_3e_">Que deliberez-vous ? vous lassez-vous de vivre ?</text:p>
      <text:p text:style-name="_3c_l_3e_">Mon enfant ce n’est pas le conseil qu’il faut suivre,</text:p>
      <text:p text:style-name="_3c_l_3e_">Au lieu de vous punir pensez qu’entre tous ceux</text:p>
      <text:p text:style-name="_3c_l_3e_">Qui sont dans les Enfers il n’est si malheureux</text:p>
      <text:p text:style-name="_3c_l_3e_">Qui ne voulust changer, tant sa peine soit dure,</text:p>
      <text:p text:style-name="_3c_l_3e_">Les clairtez du Soleil aux tourmens qu’il endure.</text:p>
      <text:p text:style-name="_3c_l_3e_">Que Pluton a rendu le chemin de la mort</text:p>
      <text:p text:style-name="_3c_l_3e_">Facile à qui descend, difficile à qui sort.</text:p>
      <text:p text:style-name="_3c_speaker_3e_">Ergaste</text:p>
      <text:p text:style-name="_3c_l_3e_">LE temps dans peu de jours donnera du remede</text:p>
      <text:p text:style-name="_3c_l_3e_">Aux presentes douleurs du mal qui vous possede.</text:p>
      <text:p text:style-name="_3c_l_3e_">Berger laissez agir un si grand Medecin.</text:p>
      <text:p text:style-name="_3c_speaker_3e_">Aristée</text:p>
      <text:p text:style-name="_3c_l_3e_">Je suivray vos advis, ouy, mon esprit plus sain</text:p>
      <text:p text:style-name="_3c_l_3e_">Esloignera de moy ceste amour dereglee</text:p>
      <text:p text:style-name="_3c_l_3e_">Qui rend mes yeux captifs et mon ame aveuglee ;</text:p>
      <text:p text:style-name="_3c_stage_3e_">L’envie paroist en un coing de Theatre tenant un serpent en la main, quelle luy jette.</text:p>
      <text:p text:style-name="_3c_l_3e_">Mais quel trouble me change et quels efforts puissans</text:p>
      <text:p text:style-name="_3c_l_3e_">Infectant mon humeur assoupissent mes sens ?</text:p>
      <text:p text:style-name="_3c_l_3e_">Je vois bien maintenant qu’il faut que je perisse,</text:p>
      <text:p text:style-name="_3c_l_3e_">Mon sang est infecté, le desespoir se glisse,</text:p>
      <text:p text:style-name="_3c_l_3e_">La fureur me domine, et d’un cruel effet</text:p>
      <text:p text:style-name="_3c_l_3e_">M’oblige d’achever de dessein quej’ay fait,</text:p>
      <text:p text:style-name="_3c_l_3e_"><text:span text:style-name="_3c_pb_3e_"><text:span text:style-name="T1">[10]</text:span></text:span>Un remords me travaille, et mon ame saisie</text:p>
      <text:p text:style-name="_3c_l_3e_">Ne se gouverne plus que par la jalousie,</text:p>
      <text:p text:style-name="_3c_l_3e_">Va te vanger d’Orphee, et sans plus contester</text:p>
      <text:p text:style-name="_3c_l_3e_">Pense qu’au lieu de plaindre il faut executer ;</text:p>
      <text:p text:style-name="_3c_l_3e_">Mais non, il faut devant que de rien entreprendre</text:p>
      <text:p text:style-name="_3c_l_3e_">Treuver seule Euridice et luy faire comprendre</text:p>
      <text:p text:style-name="_3c_l_3e_"><text:soft-page-break/>Avec quelle injustice et quelle cruauté</text:p>
      <text:p text:style-name="_3c_l_3e_">Un Rival l’a ravie à ma fidelité.</text:p>
      <text:p text:style-name="_3c_l_3e_">Que si je ne puis pas en voir naistre une issuë</text:p>
      <text:p text:style-name="_3c_l_3e_">Telle que je l’attends et que je l’ay conceuë,</text:p>
      <text:p text:style-name="_3c_l_3e_">Et qu’elle use sur moy de ses premiers mespris</text:p>
      <text:p text:style-name="_3c_l_3e_">Laissant à ma fureur gouverner mes esprits,</text:p>
      <text:p text:style-name="_3c_l_3e_">Divinitez des bois par vos Temples je jure,</text:p>
      <text:p text:style-name="_3c_l_3e_">Que je forceray tout pour vanger mon injure,</text:p>
      <text:p text:style-name="_3c_l_3e_">Alors vous apprendrez tout ce que je feray</text:p>
      <text:p text:style-name="_3c_l_3e_">Et dans peu vous sçaurez si je me vengeray.</text:p>
      <text:h text:style-name="Heading_20_2" text:outline-level="2">Scène IV</text:h>
      <text:p text:style-name="_3c_speaker_3e_">Orphée</text:p>
      <text:p text:style-name="_3c_l_3e_">D’où vient que depuis peu vous changez de visage ?</text:p>
      <text:p text:style-name="_3c_l_3e_">Auriez-vous remarqué quelque mauvais presage</text:p>
      <text:p text:style-name="_3c_l_3e_">Par qui nostre bon-heur peut estre terminé ?</text:p>
      <text:p text:style-name="_3c_speaker_3e_">Euridice</text:p>
      <text:p text:style-name="_3c_l_3e_">Je ne sçay pour quels maux vous estes destiné,</text:p>
      <text:p text:style-name="_3c_l_3e_">Je ne sçay sous quel sort le Ciel veut que je vive,</text:p>
      <text:p text:style-name="_3c_l_3e_">Mais je sçay bien pourtant que quoy qu’il en arrive,</text:p>
      <text:p text:style-name="_3c_l_3e_">Nous allons esprouver la colere des Dieux.</text:p>
      <text:p text:style-name="_3c_speaker_3e_">Orphée</text:p>
      <text:p text:style-name="_3c_l_3e_">Non, non, mon cœur perdez ce penser odieux,</text:p>
      <text:p text:style-name="_3c_l_3e_">Et croyez que le Ciel qui vous est si propice</text:p>
      <text:p text:style-name="_3c_l_3e_">Veut conserver Orphée avec son Euridice.</text:p>
      <text:p text:style-name="_3c_l_3e_">Les Dieux nos protecteurs au milieu du festin</text:p>
      <text:p text:style-name="_3c_l_3e_">Nous auroient declaré ce funeste destin,</text:p>
      <text:p text:style-name="_3c_l_3e_">S’ils eussent recognu qu’une mesme journée</text:p>
      <text:p text:style-name="_3c_l_3e_"><text:span text:style-name="_3c_pb_3e_">[12]</text:span>Deubs voir et terminer un si bel Hymenee,</text:p>
      <text:p text:style-name="_3c_l_3e_">Non, non, ne craignez rien, mettez fin à vos pleurs,</text:p>
      <text:p text:style-name="_3c_l_3e_">Allons nous reposer au milieu de ses fleurs,</text:p>
      <text:p text:style-name="_3c_l_3e_">Mais qui vous peut causer cette crainte soudaine</text:p>
      <text:p text:style-name="_3c_l_3e_">Qui très asseurement ne peut estre que vaine ?</text:p>
      <text:p text:style-name="_3c_l_3e_">Euridice</text:p>
      <text:p text:style-name="_3c_l_3e_">Plusieurs signes certains qu’on voit chaque moment</text:p>
      <text:p text:style-name="_3c_l_3e_">Me font apprehender un triste evenement,</text:p>
      <text:p text:style-name="_3c_l_3e_">Il vous souvient tres-bien que parmy l’assemblee</text:p>
      <text:p text:style-name="_3c_l_3e_">En preference des Dieux Junon parut troublee,</text:p>
      <text:p text:style-name="_3c_l_3e_"><text:soft-page-break/>Que ce fut à regret que sa main nous joignit,</text:p>
      <text:p text:style-name="_3c_l_3e_">Que le flambeau d’Hymen par trois fois s’esteignit,</text:p>
      <text:p text:style-name="_3c_l_3e_">Qu’à quelque pas de vous un Demon invisible</text:p>
      <text:p text:style-name="_3c_l_3e_">Fit rejallir du sang d’une masse insensible,</text:p>
      <text:p text:style-name="_3c_l_3e_">Et que l’on vit Lucine en colere approcher</text:p>
      <text:p text:style-name="_3c_l_3e_">Qui grava certains mots sur le mesme Rocher,</text:p>
      <text:p text:style-name="_3c_l_3e_">Comme en nous predisant qu’une prochaine perte</text:p>
      <text:p text:style-name="_3c_l_3e_">Alloit bien-tost laisser nostre couche deserte.</text:p>
      <text:p text:style-name="_3c_speaker_3e_">Orphée</text:p>
      <text:p text:style-name="_3c_l_3e_">Perdez ce sentimens, je sçay bie que le Ciel</text:p>
      <text:p text:style-name="_3c_l_3e_">Parmy tant de douceurs ne mesle point de fiel,</text:p>
      <text:p text:style-name="_3c_l_3e_">Belle Nimphe, croyez qu’une crainte importune</text:p>
      <text:p text:style-name="_3c_l_3e_">Menasse vrayement nostre bonne fortune,</text:p>
      <text:p text:style-name="_3c_l_3e_">Les Dieux protegeront ceux qu’ils ont protegez</text:p>
      <text:p text:style-name="_3c_speaker_3e_">Euridice</text:p>
      <text:p text:style-name="_3c_l_3e_"><text:span text:style-name="_3c_pb_3e_">[13]</text:span>S’ils secourent tousjours les hommes affligez,</text:p>
      <text:p text:style-name="_3c_l_3e_">Allez donc les prier c’est tout ce qui vous reste,</text:p>
      <text:p text:style-name="_3c_l_3e_">Pour esloigner de nous cet accident funeste.</text:p>
      <text:p text:style-name="_3c_speaker_3e_">Orphée</text:p>
      <text:p text:style-name="_3c_l_3e_">Assez proche d’un lac, est un Temple sacré,</text:p>
      <text:p text:style-name="_3c_l_3e_">Que nos predecesseurs ont tousjours reveré,</text:p>
      <text:p text:style-name="_3c_l_3e_">Ou d’un miracle estrange et qui n’a point d’exemple</text:p>
      <text:p text:style-name="_3c_l_3e_">L’on rencontre d’abord un magnifique Temple.</text:p>
      <text:p text:style-name="_3c_l_3e_">Là les Dieux infernaux sur des sombres autels,</text:p>
      <text:p text:style-name="_3c_l_3e_">Escoutent tous les vœux qui leur font les mortels,</text:p>
      <text:p text:style-name="_3c_l_3e_">Et s’appaisants souvent par le sang des victimes</text:p>
      <text:p text:style-name="_3c_l_3e_">Divertissent les maux et pardonnent les crimes.</text:p>
      <text:p text:style-name="_3c_l_3e_">Dans ce Temple secret d’un cœur devotieux</text:p>
      <text:p text:style-name="_3c_l_3e_">Je vais sacrifier deux Thoreaux à ses Dieux,</text:p>
      <text:p text:style-name="_3c_l_3e_">Pour esloigner dans peu bien loing de nostre teste,</text:p>
      <text:p text:style-name="_3c_l_3e_">L’effect contagieux du malheur qui s’appreste,</text:p>
      <text:p text:style-name="_3c_l_3e_">Cependant dans ses lieux attendant mon retour</text:p>
      <text:p text:style-name="_3c_l_3e_">Joüissez, joüissez de la beauté du jour,</text:p>
      <text:p text:style-name="_3c_l_3e_">Et d’un cœur asseuré dissipez ces tenebres,</text:p>
      <text:p text:style-name="_3c_l_3e_">Qui pour vostre clairté ne seront pas funebres.</text:p>
      <text:p text:style-name="_3c_speaker_3e_">Euridice</text:p>
      <text:p text:style-name="_3c_l_3e_">Allez je vous attends aux bords de ses ruisseaux,</text:p>
      <text:p text:style-name="_3c_l_3e_">Dont les Mirtes fleuris environnent les eaux.</text:p>
      <text:h text:style-name="Heading_20_2" text:outline-level="2"><text:soft-page-break/>Scène V</text:h>
      <text:p text:style-name="_3c_speaker_3e_">Euridice</text:p>
      <text:p text:style-name="_3c_stage_3e_">(seule)</text:p>
      <text:p text:style-name="_3c_label_3e_">Stances</text:p>
      <text:p text:style-name="_3c_l_3e_"><text:span text:style-name="_3c_pb_3e_">[1</text:span><text:span text:style-name="_3c_pb_3e_">4</text:span><text:span text:style-name="_3c_pb_3e_">]</text:span>Injuste tiran de nos Ames,</text:p>
      <text:p text:style-name="_3c_l_3e_">Petit Demon malicieux</text:p>
      <text:p text:style-name="_3c_l_3e_">Par qui l’air, la terre, et les Cieux</text:p>
      <text:p text:style-name="_3c_l_3e_">Sont remplis de fers et de flames,</text:p>
      <text:p text:style-name="_3c_l_3e_">Brise ton arc et ton flambeau,</text:p>
      <text:p text:style-name="_3c_l_3e_">Romps tes traicts oste ce bandeau</text:p>
      <text:p text:style-name="_3c_l_3e_">Dont tu caches<text:note text:id="ftn1" text:note-class="footnote"><text:note-citation>1</text:note-citation><text:note-body><text:p text:style-name="P6">cache</text:p></text:note-body></text:note> ton imposture,</text:p>
      <text:p text:style-name="_3c_l_3e_">Alors d’un sentiment secret</text:p>
      <text:p text:style-name="_3c_l_3e_">Tu cognoistras que la Nature</text:p>
      <text:p text:style-name="_3c_l_3e_">Ne t’adore plus qu’à regret.</text:p>
      <text:p text:style-name="_3c_l_3e_"/>
      <text:p text:style-name="_3c_l_3e_">Ceux qui t’offrent des sacrifices</text:p>
      <text:p text:style-name="_3c_l_3e_">Sont gesnez eternellement,</text:p>
      <text:p text:style-name="P4">Et qui te sert fidellement</text:p>
      <text:p text:style-name="P4">N’a jamais tes faveurs propices ;</text:p>
      <text:p text:style-name="P4">Tu mesprises<text:note text:id="ftn2" text:note-class="footnote"><text:note-citation>2</text:note-citation><text:note-body><text:p text:style-name="P6">mesprise</text:p></text:note-body></text:note> lors qu’on te suit,</text:p>
      <text:p text:style-name="P4">Tu parois doux à qui te fuit,</text:p>
      <text:p text:style-name="P4"><text:span text:style-name="_3c_pb_3e_">[15]</text:span>Tous les Amants sont tes victimes,</text:p>
      <text:p text:style-name="P4">Dans leurs pleurs on te voit baigner,</text:p>
      <text:p text:style-name="P4">Mais celuy qui faict plus de crimes,</text:p>
      <text:p text:style-name="P4">C’est celuy que tu fais regner.</text:p>
      <text:p text:style-name="P4"/>
      <text:p text:style-name="P4">Lors qu’on se croit sous quelque azille</text:p>
      <text:p text:style-name="P4">Exempt de toute passion,</text:p>
      <text:p text:style-name="P4">D’une nouvelle ambition,</text:p>
      <text:p text:style-name="P4">Tu rends la liberté serville,</text:p>
      <text:p text:style-name="P4">Dans la tempeste, dans le port,</text:p>
      <text:p text:style-name="P4">Pendant la vie, apres la mort,</text:p>
      <text:p text:style-name="P4">Sans te lasser de nous poursuivre,</text:p>
      <text:p text:style-name="P4">Tu nous fais tousjours souspirer,</text:p>
      <text:p text:style-name="P4">Et combien qu’on cesse de vivre</text:p>
      <text:p text:style-name="P4">L’on ne cesse pas d’endurer.</text:p>
      <text:p text:style-name="P4"><text:soft-page-break/></text:p>
      <text:p text:style-name="P4">Si sur les testes Couronnées,</text:p>
      <text:p text:style-name="P4">Eschauffé d’une juste ardeur,</text:p>
      <text:p text:style-name="P4">Pour faire esclatter ta grandeur</text:p>
      <text:p text:style-name="P4">Tes victoires estoient bornées,</text:p>
      <text:p text:style-name="P4">Peu de personnes souffriroient,</text:p>
      <text:p text:style-name="P4">Tous les hommes t’adoreroient,</text:p>
      <text:p text:style-name="P4">Mais cet orgueil qui t’environne,</text:p>
      <text:p text:style-name="P4">Dans les villes et dans les bois,</text:p>
      <text:p text:style-name="P4">Sur le coutre et sur la Couronne,</text:p>
      <text:p text:style-name="P4">Establit des égales Loix.</text:p>
      <text:p text:style-name="P4"/>
      <text:p text:style-name="P4"><text:span text:style-name="_3c_pb_3e_">[1</text:span><text:span text:style-name="_3c_pb_3e_">6</text:span><text:span text:style-name="_3c_pb_3e_">]</text:span>Je veux toute crainte bannie,</text:p>
      <text:p text:style-name="P4">Conseiller aux foibles mortels</text:p>
      <text:p text:style-name="P4">De s’esloigner de tes Autels</text:p>
      <text:p text:style-name="P4">Pour cognoistre ta tyrannie.</text:p>
      <text:p text:style-name="P4">Mais Dieux que j’ay peu de raison</text:p>
      <text:p text:style-name="P4">De condamner ta trahison,</text:p>
      <text:p text:style-name="P4">En nommant ta douleur amere,</text:p>
      <text:p text:style-name="P4">Je ne me plains plus de ta Loy,</text:p>
      <text:p text:style-name="P4">Si tu n’espargnas pas ta mere</text:p>
      <text:p text:style-name="P4">Que peut-on attendre de toy ?</text:p>
      <text:p text:style-name="P4"/>
      <text:p text:style-name="P4">Vaine image de peur dont mon ame est attainte</text:p>
      <text:p text:style-name="P4">Pourquoy m’obligez-vous de courir à la plainte ?</text:p>
      <text:p text:style-name="P4">Ne sçavez-vous pas bien que mon cœur genereux</text:p>
      <text:p text:style-name="P4">Ne s’afflige jamais, quoy qu’il soit mal-heureux ?</text:p>
      <text:p text:style-name="P4">S’il plaist aux Dieux du Ciel, d’une cause incognuë</text:p>
      <text:p text:style-name="P4">Faire naistre ma mort j’attendray sa venuë.</text:p>
      <text:p text:style-name="P4">Mais que viens-je de voir un object furieux,</text:p>
      <text:p text:style-name="P4">Pour troubler mon repos se presente à mes yeux,</text:p>
      <text:p text:style-name="P4">Aristée est icy, bons Dieux par quel supplice,</text:p>
      <text:p text:style-name="P4">Amour faict esclater sa derniere malice ?</text:p>
      <text:h text:style-name="Heading_20_2" text:outline-level="2">Scène III</text:h>
      <text:p text:style-name="_3c_speaker_3e_">Aristée</text:p>
      <text:p text:style-name="_3c_l_3e_"><text:span text:style-name="_3c_pb_3e_">[1</text:span><text:span text:style-name="_3c_pb_3e_">7</text:span><text:span text:style-name="_3c_pb_3e_">]</text:span>Je conjure Venus, et le Dieu des Amours,</text:p>
      <text:p text:style-name="_3c_l_3e_"><text:soft-page-break/>Qu’un bon-heur eternel accompagne vos jours.</text:p>
      <text:p text:style-name="_3c_speaker_3e_">Euridice</text:p>
      <text:p text:style-name="_3c_l_3e_">Je conjure les Dieux de ses heureuses plaines,</text:p>
      <text:p text:style-name="_3c_l_3e_">Qu’en vous chargant de biens ils allegent vos peines.</text:p>
      <text:p text:style-name="_3c_speaker_3e_">Aristée</text:p>
      <text:p text:style-name="_3c_l_3e_">Belle Nimphe pour moy ne faites point de vœux,</text:p>
      <text:p text:style-name="_3c_l_3e_">Aucun autre que vous ne me peut rendre heureux.</text:p>
      <text:p text:style-name="_3c_speaker_3e_">Euridice</text:p>
      <text:p text:style-name="_3c_l_3e_">S’il ne tenoit qu’à moy dans peu de temp Pomone</text:p>
      <text:p text:style-name="_3c_l_3e_">Mettroit dans vos Jardins tous les fruicts qu’elle donne.</text:p>
      <text:p text:style-name="_3c_speaker_3e_">Aristée</text:p>
      <text:p text:style-name="_3c_l_3e_">Sans implorer son ayde, il ne tiendra qu’à vous,</text:p>
      <text:p text:style-name="_3c_l_3e_">De me faire cueillir des fruicts qui soient plus doux.</text:p>
      <text:p text:style-name="_3c_speaker_3e_">Euridice</text:p>
      <text:p text:style-name="_3c_l_3e_"><text:span text:style-name="_3c_pb_3e_">[18]</text:span>Dans les loix de l’honneur si je puis quelque chose</text:p>
      <text:p text:style-name="_3c_l_3e_">Qui vous soit profitable, il n’est rien que je n’oze.</text:p>
      <text:p text:style-name="_3c_speaker_3e_">Aristée</text:p>
      <text:p text:style-name="_3c_l_3e_">Mes services rendus, et mes devoir passez</text:p>
      <text:p text:style-name="_3c_l_3e_">Seront donc aujourd’huy si mal recompensez.</text:p>
      <text:p text:style-name="_3c_speaker_3e_">Euridice</text:p>
      <text:p text:style-name="_3c_l_3e_">Je croyois que le nœud de l’Hymen qui me lie</text:p>
      <text:p text:style-name="_3c_l_3e_">Auroit dans vostre sein l’amour ensevelie.</text:p>
      <text:p text:style-name="_3c_speaker_3e_">Aristée</text:p>
      <text:p text:style-name="_3c_l_3e_">Cet Espoux si charmant où buttent tous vos soings</text:p>
      <text:p text:style-name="_3c_l_3e_">Est plus heureux que moy, mais il vous ayme moins.</text:p>
      <text:p text:style-name="_3c_speaker_3e_">Euridice</text:p>
      <text:p text:style-name="_3c_l_3e_">Je le crois en effet ; mais d’un mal-heur extrême</text:p>
      <text:p text:style-name="_3c_l_3e_">Vous m’aymez je vous fuis, il m’adore et je l’ayme.</text:p>
      <text:p text:style-name="_3c_speaker_3e_">Aristée</text:p>
      <text:p text:style-name="_3c_l_3e_">Voys l’aymés, ô grands Dieux ! par quelle injuste loy</text:p>
      <text:p text:style-name="_3c_l_3e_">Pouvez-vous maintenant le preferer à moy ?</text:p>
      <text:p text:style-name="_3c_speaker_3e_">Euridice</text:p>
      <text:p text:style-name="_3c_l_3e_">Parant de qualitez qui le rendent aymable,</text:p>
      <text:p text:style-name="_3c_l_3e_">Par son propre merite à nul autre semblable.</text:p>
      <text:p text:style-name="_3c_speaker_3e_">Aristée</text:p>
      <text:p text:style-name="_3c_l_3e_"><text:span text:style-name="_3c_pb_3e_">[1</text:span><text:span text:style-name="_3c_pb_3e_">9</text:span><text:span text:style-name="_3c_pb_3e_">]</text:span>Il est homme pourtant, je suis du sang des Dieux,</text:p>
      <text:p text:style-name="_3c_l_3e_">Et ma mere commande aux fleuves de ses lieux.</text:p>
      <text:p text:style-name="_3c_speaker_3e_">Euridice</text:p>
      <text:p text:style-name="_3c_l_3e_">Il est homme il est vray, mais il a pour son Pere</text:p>
      <text:p text:style-name="_3c_l_3e_">Cet Astre lumineux que le monde revere.</text:p>
      <text:p text:style-name="_3c_speaker_3e_">Aristée</text:p>
      <text:p text:style-name="_3c_l_3e_"><text:soft-page-break/>J’ay le premier appris aux hommes à semer,</text:p>
      <text:p text:style-name="_3c_l_3e_">Ce grain miraculeux que nous voyons germer.</text:p>
      <text:p text:style-name="_3c_speaker_3e_">Euridice</text:p>
      <text:p text:style-name="_3c_l_3e_">Il aprint le premier dedans leurs republiques</text:p>
      <text:p text:style-name="_3c_l_3e_">Et le culte divin, et les loix politiques.</text:p>
      <text:p text:style-name="_3c_speaker_3e_">Aristée</text:p>
      <text:p text:style-name="_3c_l_3e_">Par mes soins assidus ils receurent le miel,</text:p>
      <text:p text:style-name="_3c_l_3e_">Ce tresor precieux que me donna le Ciel.</text:p>
      <text:p text:style-name="_3c_speaker_3e_">Euridice</text:p>
      <text:p text:style-name="_3c_l_3e_">Par ses soins assidus l’impieté tombee,</text:p>
      <text:p text:style-name="_3c_l_3e_">A veu monter aux Cieux les odeurs de Sabee.</text:p>
      <text:p text:style-name="_3c_speaker_3e_">Aristée</text:p>
      <text:p text:style-name="_3c_l_3e_">J’ay le premier pressé l’Olive de mes mains,</text:p>
      <text:p text:style-name="_3c_l_3e_">Pour tirer la liqueur qu’elle donne aux humains.</text:p>
      <text:p text:style-name="_3c_speaker_3e_">Euridice</text:p>
      <text:p text:style-name="_3c_l_3e_"><text:span text:style-name="_3c_pb_3e_">[</text:span><text:span text:style-name="_3c_pb_3e_">20</text:span><text:span text:style-name="_3c_pb_3e_">]</text:span>Il força le premier le Parnasse, et les Muses,</text:p>
      <text:p text:style-name="_3c_l_3e_">A nous developer cent lumieres confuses.</text:p>
      <text:p text:style-name="_3c_speaker_3e_">Aristée</text:p>
      <text:p text:style-name="_3c_l_3e_">Je me suis signalé par de rudes travaux,</text:p>
      <text:p text:style-name="_3c_l_3e_">J’ay descouvert des Dieux et des astres nouveaux,</text:p>
      <text:p text:style-name="_3c_l_3e_">J’ay des monstres Marins la colere domptee,</text:p>
      <text:p text:style-name="_3c_l_3e_">Sur le sable à leurs yeux, j’ay subjugué Prothee.</text:p>
      <text:p text:style-name="_3c_speaker_3e_">Euridice</text:p>
      <text:p text:style-name="_3c_l_3e_">Ses chants melodieux peuvent subjuguer tout,</text:p>
      <text:p text:style-name="_3c_l_3e_">Il charmer l’univers de l’un à l’autre bout,</text:p>
      <text:p text:style-name="_3c_l_3e_">Sa Lire châque jour par ses doigts animee,</text:p>
      <text:p text:style-name="_3c_l_3e_">Aux peuples inconnus apprend sa renommee,</text:p>
      <text:p text:style-name="_3c_l_3e_">Enfin il vous surpasse, et la fidelité</text:p>
      <text:p text:style-name="_3c_l_3e_">Me defend de luy faire aucune lâcheté.</text:p>
      <text:p text:style-name="_3c_speaker_3e_">Aristée</text:p>
      <text:p text:style-name="_3c_l_3e_">Et quoy si vous m’aymiez croiriez vous que parjure</text:p>
      <text:p text:style-name="_3c_l_3e_">Vous fissiez contre luy quelque sanglante injure.</text:p>
      <text:p text:style-name="_3c_speaker_3e_">Euridice</text:p>
      <text:p text:style-name="_3c_l_3e_">En suivant mon conseil croyez-moy desormais,</text:p>
      <text:p text:style-name="_3c_l_3e_">Esloignez vous d’icy, ne me voyez jamais.</text:p>
      <text:p text:style-name="_3c_l_3e_">À Dieu ces vains propos excitent ma cholere.</text:p>
      <text:p text:style-name="_3c_speaker_3e_">Aristée</text:p>
      <text:p text:style-name="_3c_l_3e_"><text:span text:style-name="_3c_pb_3e_">[</text:span><text:span text:style-name="_3c_pb_3e_">21</text:span><text:span text:style-name="_3c_pb_3e_">]</text:span>Je le recognois bien je suis trop temeraire,</text:p>
      <text:p text:style-name="_3c_l_3e_">Euridice arrestez mes regrets superflus</text:p>
      <text:p text:style-name="_3c_l_3e_">Un moment escoulé ne vous fâcheront plus. </text:p>
      <text:h text:style-name="Heading_20_2" text:outline-level="2"><text:soft-page-break/>Scène VII</text:h>
      <text:p text:style-name="_3c_speaker_3e_">Aristée</text:p>
      <text:p text:style-name="_3c_stage_3e_">(seul)</text:p>
      <text:p text:style-name="_3c_l_3e_">Inventons un moyen qui ne soit pas vulgaire</text:p>
      <text:p text:style-name="_3c_l_3e_">Et qui puisse apporter un secours salutaire,</text:p>
      <text:p text:style-name="_3c_l_3e_">Le viel Eurimedon ce grand Magicien,</text:p>
      <text:p text:style-name="_3c_l_3e_">Dont l’esprit recognoist et le mal et le bien,</text:p>
      <text:p text:style-name="_3c_l_3e_">Qui fait trembler les Cieux, et donc la voix commande</text:p>
      <text:p text:style-name="_3c_l_3e_">Aux Juges souverains de l’Infernalle bande,</text:p>
      <text:p text:style-name="_3c_l_3e_">Dans les murs demolis d’un antique Palais</text:p>
      <text:p text:style-name="_3c_l_3e_">Que nul autre que moy ne decouvrit jamais,</text:p>
      <text:p text:style-name="_3c_l_3e_">Au milieu de l’horreur de ses demeures sombres</text:p>
      <text:p text:style-name="_3c_l_3e_">Entretien tous les jours Proserpine et les ombres,</text:p>
      <text:p text:style-name="_3c_l_3e_">Allons luy demander quelque filtre Amoureux</text:p>
      <text:p text:style-name="_3c_l_3e_">Qui flechisse Euridice et qui nous rende heureux.</text:p>
      <text:p text:style-name="_3c_l_3e_"><text:span text:style-name="_3c_pb_3e_">[</text:span><text:span text:style-name="_3c_pb_3e_">22</text:span><text:span text:style-name="_3c_pb_3e_">]</text:span>Son pouvoir est si grand et sa force si prompte,</text:p>
      <text:p text:style-name="_3c_l_3e_">Qu’il n’est rien de si dur que son art ne surmonte.</text:p>
      <text:p text:style-name="_3c_l_3e_">Il appaise les flots, fait esmouvoir les vents</text:p>
      <text:p text:style-name="_3c_l_3e_">Rend le Marbre sensible, et les Rochers mouvans,</text:p>
      <text:p text:style-name="_3c_l_3e_">Mesmes quand il luy plaist par parolles puissantes</text:p>
      <text:p text:style-name="_3c_l_3e_">Il adjouste beaucoup à la vertu des plantes,</text:p>
      <text:p text:style-name="_3c_l_3e_">Pluton sous son pouvoir void le sien abbatu,</text:p>
      <text:p text:style-name="_3c_l_3e_">De tous les animaux il cognoist la vertu,</text:p>
      <text:p text:style-name="_3c_l_3e_">Il arreste le Char de l’aveugle fortune,</text:p>
      <text:p text:style-name="_3c_l_3e_">Il attire vers luy les coursiers de la Lune,</text:p>
      <text:p text:style-name="_3c_l_3e_">Du fer il fait de l’Or, par un decret fatal</text:p>
      <text:p text:style-name="_3c_l_3e_">Des ondes de la mer il en fait du cristal,</text:p>
      <text:p text:style-name="_3c_l_3e_">Et par fois en changeant l’ordre de la Nature</text:p>
      <text:p text:style-name="_3c_l_3e_">Il fait sortir les morts hors de leur sepulture,</text:p>
      <text:p text:style-name="_3c_l_3e_">Si bien que si je vais son secours implorer</text:p>
      <text:p text:style-name="_3c_l_3e_">Je puis dans mon malheur encor tout esperer.</text:p>
      <text:h text:style-name="Heading_20_1" text:outline-level="1">Acte II</text:h>
      <text:h text:style-name="Heading_20_2" text:outline-level="2">Scène première</text:h>
      <text:p text:style-name="_3c_speaker_3e_">Aristée</text:p>
      <text:p text:style-name="_3c_stage_3e_">Il se tint sur une vieille ruine d’un ancien Palais</text:p>
      <text:p text:style-name="_3c_l_3e_"><text:span text:style-name="_3c_pb_3e_">[2</text:span><text:span text:style-name="_3c_pb_3e_">3</text:span><text:span text:style-name="_3c_pb_3e_">]</text:span>Que vous ont respondu les Demons vos Ministres,</text:p>
      <text:p text:style-name="_3c_l_3e_"><text:soft-page-break/>Ne m’ont-ils point predict des accidens sinistres.</text:p>
      <text:p text:style-name="_3c_speaker_3e_">Eurimedon</text:p>
      <text:p text:style-name="_3c_l_3e_">Je les ay consultez, et vous devez sçavoir,</text:p>
      <text:p text:style-name="_3c_l_3e_">Qu’en me suivant tousjours ils craignent mon pouvoir.</text:p>
      <text:p text:style-name="_3c_l_3e_"><text:span text:style-name="_3c_pb_3e_">[2</text:span><text:span text:style-name="_3c_pb_3e_">4</text:span><text:span text:style-name="_3c_pb_3e_">]</text:span>D’abord qu’ils m’ont fasché je les mets dans les gesnes,</text:p>
      <text:p text:style-name="_3c_l_3e_">J’accrois quand il me plaist ou j’alege leurs peines,</text:p>
      <text:p text:style-name="_3c_l_3e_">Ils sont tous mes sujets et Pluton leur grand Roy</text:p>
      <text:p text:style-name="_3c_l_3e_">N’a pas plus dessus eux d’authorité que moy,</text:p>
      <text:p text:style-name="_3c_l_3e_">Si bien que quand je veux dans ma grotte profonde</text:p>
      <text:p text:style-name="_3c_l_3e_">Ils font voir à mes yeux tous les secrets du monde</text:p>
      <text:p text:style-name="_3c_speaker_3e_">Aristée</text:p>
      <text:p text:style-name="_3c_l_3e_">Puissant Eurimedon ces esprits infernaux</text:p>
      <text:p text:style-name="_3c_l_3e_">Ne promettent-ils pas de soulager mes maux.</text:p>
      <text:p text:style-name="_3c_speaker_3e_">Eurimedon</text:p>
      <text:p text:style-name="_3c_l_3e_">Quand vous eustes recours à mes divins misteres,</text:p>
      <text:p text:style-name="_3c_l_3e_">J’alumay des flambeaux, je fis des caracteres,</text:p>
      <text:p text:style-name="_3c_l_3e_">Dans un cerne sacré tous leurs noms je traçay,</text:p>
      <text:p text:style-name="_3c_l_3e_">En neuf diverses parts mes parfuns je plaçay,</text:p>
      <text:p text:style-name="_3c_l_3e_">Du costé d’Orient je leur fis ma priere,</text:p>
      <text:p text:style-name="_3c_l_3e_">Puis regardant les lieux où s’esteint la lumiere,</text:p>
      <text:p text:style-name="_3c_l_3e_">Par menaces, par cris et par commandemens</text:p>
      <text:p text:style-name="_3c_l_3e_">Je fis tant qu’à la fin sous mes enchantemens,</text:p>
      <text:p text:style-name="_3c_l_3e_">Ce vieux Palais trembla lors qu’un coup de tonnerre</text:p>
      <text:p text:style-name="_3c_l_3e_">M’anonça qu’ils faisoient leur retour sur la terre,</text:p>
      <text:p text:style-name="_3c_l_3e_">Puis succedant d’abord à ce signe evident</text:p>
      <text:p text:style-name="_3c_l_3e_">Je les interrogeay touchant vostre accident,</text:p>
      <text:p text:style-name="_3c_l_3e_">Et sans deliberer ma voix leur fit comprendre</text:p>
      <text:p text:style-name="_3c_l_3e_">Le service important que je voulois vous rendre.</text:p>
      <text:p text:style-name="_3c_l_3e_">Mais croyant les treuver sur ce point disposez</text:p>
      <text:p text:style-name="_3c_l_3e_">Je vis en un instant mes desseins abusez,</text:p>
      <text:p text:style-name="_3c_l_3e_"><text:span text:style-name="_3c_pb_3e_">[2</text:span><text:span text:style-name="_3c_pb_3e_">5</text:span><text:span text:style-name="_3c_pb_3e_">]</text:span>Car l’un d’eux m’anonça que jamais vostre amante</text:p>
      <text:p text:style-name="_3c_l_3e_">Ne pourroit soulager le mal qui vous tourmente,</text:p>
      <text:p text:style-name="_3c_l_3e_">Et me dit que jamais vostre fidelité</text:p>
      <text:p text:style-name="_3c_l_3e_">Ne pourroit obtenir ce qu’elle a merité.</text:p>
      <text:p text:style-name="_3c_speaker_3e_">Aristée</text:p>
      <text:p text:style-name="_3c_l_3e_">Dure conclusion ! ô mortelle sentence !</text:p>
      <text:p text:style-name="_3c_l_3e_">Indigne de ma gloire et de vostre puissance ;</text:p>
      <text:p text:style-name="_3c_l_3e_">Esperance, desirs, vous qui me hayssez</text:p>
      <text:p text:style-name="_3c_l_3e_"><text:soft-page-break/>Je vois bien maintenant que vous me trahissez ;</text:p>
      <text:p text:style-name="_3c_stage_3e_">(Il se retire en un coin du Theatre)</text:p>
      <text:p text:style-name="_3c_l_3e_">Sortez donc de mon sang l’horreur vous en convie,</text:p>
      <text:p text:style-name="_3c_l_3e_">Ne me poursuivez plus sur la fin de ma vie,</text:p>
      <text:p text:style-name="_3c_l_3e_">Le dernier desespoir où je me vois rangé</text:p>
      <text:p text:style-name="_3c_l_3e_">Finira mes douleurs quand je seray vangé.</text:p>
      <text:p text:style-name="_3c_l_3e_">Ô vous, sage viellard ! Dont la vertu supréme</text:p>
      <text:p text:style-name="_3c_l_3e_">Ne m’a jamais manque dans le besoin extreme,</text:p>
      <text:p text:style-name="_3c_l_3e_">Paravant que ma vie ait terminé son cours</text:p>
      <text:p text:style-name="_3c_l_3e_">Employez tout vostre art pour me donner secours.</text:p>
      <text:p text:style-name="_3c_l_3e_">Je sçay que vous pouvez d’un souverain empire,</text:p>
      <text:p text:style-name="_3c_l_3e_">Par la simple vertu d’une image de cire,</text:p>
      <text:p text:style-name="_3c_l_3e_">Vous vanger des mortels, qui peu respectueux</text:p>
      <text:p text:style-name="_3c_l_3e_">Ont fait souvent tomber vostre fureur sur eux,</text:p>
      <text:p text:style-name="_3c_l_3e_">Et que dans peu de temps si vous le voulez faire,</text:p>
      <text:p text:style-name="_3c_l_3e_">Vous me pourrez vanger d’un rival temeraire,</text:p>
      <text:p text:style-name="_3c_l_3e_">Qui se mocquant tousjours des maux que j’ay souffers</text:p>
      <text:p text:style-name="_3c_l_3e_">Captive la beauté qui me tient en ses fers.</text:p>
      <text:p text:style-name="_3c_l_3e_">Vous avez des metaux, des onguents, des escorces,</text:p>
      <text:p text:style-name="_3c_l_3e_"><text:span text:style-name="_3c_pb_3e_">[26]</text:span>Des simples et des fleurs dont les secrettes forces</text:p>
      <text:p text:style-name="_3c_l_3e_">Peuvent faire pleurer l’homme le plus heureux,</text:p>
      <text:p text:style-name="_3c_l_3e_">Employez leur puissance, et d’un traict venimeux</text:p>
      <text:p text:style-name="_3c_l_3e_">Punissant mon Rival donnez moy l’allegeance,</text:p>
      <text:p text:style-name="_3c_l_3e_">Que je dois esperer d’une juste vengeance.</text:p>
      <text:p text:style-name="_3c_speaker_3e_">Eurimedon</text:p>
      <text:p text:style-name="_3c_l_3e_">S’il ne tient qu’à cela dans peu vous allez voir</text:p>
      <text:p text:style-name="_3c_l_3e_">Ce que peut dessur luy l’effet de mon sçavoir.</text:p>
      <text:p text:style-name="_3c_l_3e_">Allés retirez-vous, et l’enfer, et la terre</text:p>
      <text:p text:style-name="_3c_l_3e_">Desormais par ma voix luy declarent la guerre,</text:p>
      <text:p text:style-name="_3c_l_3e_">Ouy sans vous abuser en discours superflus,</text:p>
      <text:p text:style-name="_3c_l_3e_">Euridice est à luy, mais il ne l’aura plus.</text:p>
      <text:p text:style-name="_3c_speaker_3e_">Aristée</text:p>
      <text:p text:style-name="_3c_stage_3e_">(en s’en allant)</text:p>
      <text:p text:style-name="_3c_l_3e_">C’est est fait, il mourra, sa perte est asseuree,</text:p>
      <text:p text:style-name="_3c_l_3e_">Je vois qu’Eurimedon maintenant l’a juree.</text:p>
      <text:h text:style-name="Heading_20_3" text:outline-level="3">Scène II</text:h>
      <text:p text:style-name="_3c_speaker_3e_">Euridice</text:p>
      <text:p text:style-name="_3c_l_3e_"><text:soft-page-break/><text:span text:style-name="_3c_pb_3e_">[27]</text:span>Depuis que le Soleil esclaire dans les Cieux</text:p>
      <text:p text:style-name="_3c_l_3e_">Jamais un plus beau jour ne s’offrit à nos yeux :</text:p>
      <text:p text:style-name="_3c_l_3e_">Et jamais on ne vit dans la saison nouvelle</text:p>
      <text:p text:style-name="_3c_l_3e_">Que produit le printemps, la campagne si balle,</text:p>
      <text:p text:style-name="_3c_l_3e_">Le Zephir qui soupire au doux bruit de ses eaux</text:p>
      <text:p text:style-name="_3c_l_3e_">La verdure naissante, et le chant des oyseaux,</text:p>
      <text:p text:style-name="_3c_l_3e_">Et ce fleuve sacré qui dans la mer tranquille</text:p>
      <text:p text:style-name="_3c_l_3e_">Va porter le tribut de son onde serville,</text:p>
      <text:p text:style-name="_3c_l_3e_">Voyant que la Nature invente des plaisirs</text:p>
      <text:p text:style-name="_3c_l_3e_">Font naistre dans le sein d’agreables desirs,</text:p>
      <text:p text:style-name="_3c_l_3e_">C’est à nous d’inventer quelque noble exercice,</text:p>
      <text:p text:style-name="_3c_l_3e_">Avant que le Soleil de ses rayons banisse</text:p>
      <text:p text:style-name="_3c_l_3e_">Du midy chalureux, dont à plein il nous luit</text:p>
      <text:p text:style-name="_3c_l_3e_">Dans les antres profonds, la fraicheur qui le fuit.</text:p>
      <text:p text:style-name="_3c_speaker_3e_">Premiere Driade</text:p>
      <text:p text:style-name="_3c_l_3e_">À peine du levant les deux portes ouvertes</text:p>
      <text:p text:style-name="_3c_l_3e_">Me faisoient voir de fleurs les campagnes couvertes.</text:p>
      <text:p text:style-name="_3c_l_3e_"><text:span text:style-name="_3c_pb_3e_">[28]</text:span>À peine dans la mer les Baleines sautoient,</text:p>
      <text:p text:style-name="_3c_l_3e_">À peine du Soleil les Chevaux esclatoient,</text:p>
      <text:p text:style-name="_3c_l_3e_">Que laissant pour un temps nos demeures farouches</text:p>
      <text:p text:style-name="_3c_l_3e_">Nous fendismes des mains et nos troncs et nos souches,</text:p>
      <text:p text:style-name="_3c_l_3e_">Pour adorer un jour en qui le Ciel si beau</text:p>
      <text:p text:style-name="_3c_l_3e_">Semble considerer sa figure dans l’eau,</text:p>
      <text:p text:style-name="_3c_l_3e_">Et vous voyant de loin dessus ses rives molles,</text:p>
      <text:p text:style-name="_3c_l_3e_">Où l’ombrage entretient les peupliers et les saulles,</text:p>
      <text:p text:style-name="_3c_l_3e_">D’où la vigne aux ormeaux par de doux entrelats</text:p>
      <text:p text:style-name="_3c_l_3e_">Force mesme Diane à descendre icy bas,</text:p>
      <text:p text:style-name="_3c_l_3e_">Je suis hors des forests la premiere sortie</text:p>
      <text:p text:style-name="_3c_l_3e_">Pour faire en vous suivant quelque belle partie.</text:p>
      <text:p text:style-name="_3c_speaker_3e_">Euridice</text:p>
      <text:p text:style-name="_3c_l_3e_">Quel est vostre dessein ? Nimphes dites le moy,</text:p>
      <text:p text:style-name="_3c_l_3e_">Car de vous maintenant je veux prendre la loy.</text:p>
      <text:p text:style-name="_3c_speaker_3e_">Premiere Driade</text:p>
      <text:p text:style-name="_3c_l_3e_">Lassons le bel esmail de ses heureuses plaines,</text:p>
      <text:p text:style-name="_3c_l_3e_">Allons tendre des rets dans les forests prochaines.</text:p>
      <text:p text:style-name="_3c_speaker_3e_">Euridice</text:p>
      <text:p text:style-name="_3c_l_3e_">Je ne puis pas, mes sœurs, en cette extremité</text:p>
      <text:p text:style-name="_3c_l_3e_">Cacher mes sentimens, ny ma timidité.</text:p>
      <text:p text:style-name="_3c_l_3e_"><text:soft-page-break/>Je fremis que je vois un Lion plein de rage</text:p>
      <text:p text:style-name="_3c_l_3e_">Rugir, se tourmenter, témoigner son courage,</text:p>
      <text:p text:style-name="_3c_l_3e_">Et l’espieu dans le flanc sur un corps terrassé,</text:p>
      <text:p text:style-name="_3c_l_3e_">Dechirer par morceaux le bras qui l’a blessé</text:p>
      <text:p text:style-name="_3c_l_3e_"><text:span text:style-name="_3c_pb_3e_">[29]</text:span>Lors qu’un Loup furieux me vient à la rencontre,</text:p>
      <text:p text:style-name="_3c_l_3e_">Quand un Tigre paroist, quand un Sanglier se montre,</text:p>
      <text:p text:style-name="_3c_l_3e_">Plus peureuse qu’un Daim courant legerement</text:p>
      <text:p text:style-name="_3c_l_3e_">Je cherche mon salut en mon esloignement.</text:p>
      <text:p text:style-name="_3c_l_3e_">D’ailleurs je crois la chasse un tourment si penible,</text:p>
      <text:p text:style-name="_3c_l_3e_">Que mon humeur le juge un plaisir insensible.</text:p>
      <text:p text:style-name="_3c_speaker_3e_">Premiere Driade</text:p>
      <text:p text:style-name="_3c_l_3e_">Ma sœur inventez donc un divertissement</text:p>
      <text:p text:style-name="_3c_l_3e_">D’où vous puissiez tirer plus de contentement.</text:p>
      <text:p text:style-name="_3c_speaker_3e_">Euridice</text:p>
      <text:p text:style-name="_3c_l_3e_">Allons nous divertir sur les tapis de flore,</text:p>
      <text:p text:style-name="_3c_l_3e_">Faisons tomber des fleurs les larmes de l’Aurore,</text:p>
      <text:p text:style-name="_3c_l_3e_">Et nous couronnerons celle qui de nous<text:note text:id="ftn3" text:note-class="footnote"><text:note-citation>3</text:note-citation><text:note-body><text:p text:style-name="Footnote">nos</text:p></text:note-body></text:note> trois,</text:p>
      <text:p text:style-name="_3c_l_3e_">Dans leur confusion fera le plus beau choix.</text:p>
      <text:p text:style-name="_3c_speaker_3e_">Premiere Driade</text:p>
      <text:p text:style-name="_3c_l_3e_">J’approuve ce dessein, cette plaine esloignee</text:p>
      <text:p text:style-name="_3c_l_3e_">Où par l’ombre des monts la veuë est terminee</text:p>
      <text:p text:style-name="_3c_l_3e_">Nous en pourra fournir.</text:p>
      <text:p text:style-name="_3c_speaker_3e_">Euridice</text:p>
      <text:p text:style-name="_3c_l_3e_">Ce pré délicieux</text:p>
      <text:p text:style-name="_3c_l_3e_">En est assez remply pour contenter nos yeux.</text:p>
      <text:h text:style-name="Heading_20_3" text:outline-level="3">Scène III</text:h>
      <text:p text:style-name="_3c_speaker_3e_">Euridice</text:p>
      <text:p text:style-name="_3c_stage_3e_">(seule cueillant des fleurs)</text:p>
      <text:p text:style-name="_3c_l_3e_"><text:span text:style-name="_3c_pb_3e_">[30]</text:span>Ô Dieux, que mon esprit est dans un trouble estrange !</text:p>
      <text:p text:style-name="_3c_l_3e_">Je ne sçay que choisir parmy ce grand meslange.</text:p>
      <text:p text:style-name="_3c_l_3e_">L’ordre de tant de fleurs me paroist si confus</text:p>
      <text:p text:style-name="_3c_l_3e_">Que si j’en voyois moins, j’en cueillirois bien plus.</text:p>
      <text:p text:style-name="_3c_l_3e_">Le Narcisse amoureux sur ce rivage sombre,</text:p>
      <text:p text:style-name="_3c_l_3e_">Le chef panaché sur l’eau considere son ombre,</text:p>
      <text:p text:style-name="_3c_l_3e_">Et quoy qu’il ne soit plus qu’un corps inanimé</text:p>
      <text:p text:style-name="_3c_l_3e_">Il trouve encore en luy ce qu’il a tant aymé.</text:p>
      <text:p text:style-name="_3c_l_3e_">Icy naist une fleur si parfaitement teinte</text:p>
      <text:p text:style-name="_3c_l_3e_"><text:soft-page-break/>Qu’on void bien qu’elle sort du beau sang d’Hiacinte,</text:p>
      <text:p text:style-name="_3c_l_3e_">Que nature trouva si vermeil à ses yeux</text:p>
      <text:p text:style-name="_3c_l_3e_">Qu’elle l’eternisa, suivant l’ordre des Dieux,</text:p>
      <text:p text:style-name="_3c_l_3e_">À la blancheur des lys je voids rougir les roses,</text:p>
      <text:p text:style-name="_3c_l_3e_">Qui filles du printemps, à peine sont escloses,</text:p>
      <text:p text:style-name="_3c_l_3e_">Qu’elles<text:note text:id="ftn4" text:note-class="footnote"><text:note-citation>4</text:note-citation><text:note-body><text:p text:style-name="Footnote">elle</text:p></text:note-body></text:note> leur semblent dire en des termes jaloux,</text:p>
      <text:p text:style-name="_3c_l_3e_">Sans le sang de Venus nous serions comme vous.</text:p>
      <text:p text:style-name="_3c_l_3e_">Je vois paroistre icy des tulipes diverses,</text:p>
      <text:p text:style-name="_3c_l_3e_">Dans un nombre plus grand qu’aux campagnes des Perses.</text:p>
      <text:p text:style-name="_3c_l_3e_"><text:span text:style-name="_3c_pb_3e_">[31]</text:span>Sur le blanc Jasmin l’abeille prend le miel,</text:p>
      <text:p text:style-name="_3c_l_3e_">L’iris prés des œillets imite l’arc-en-Ciel,</text:p>
      <text:p text:style-name="_3c_l_3e_">Enfin de tant de fleurs dont la terre se pare</text:p>
      <text:p text:style-name="_3c_l_3e_">Je ne sçaurois juger laquelle est la plus rare.</text:p>
      <text:p text:style-name="_3c_l_3e_">Si bien donc que je veux avec toute equité,</text:p>
      <text:p text:style-name="_3c_l_3e_">De chacune admirer la naissante beauté.</text:p>
      <text:p text:style-name="_3c_stage_3e_">(Un Aspie paroist sur le Theatre qui vient et la pique)</text:p>
      <text:p text:style-name="_3c_l_3e_">Mais Dieux qu’ay-je senti ? faut-il qu’en cette place</text:p>
      <text:p text:style-name="_3c_l_3e_">Où mon cœur s’affoiblit, où tout mon sang se glace,</text:p>
      <text:p text:style-name="_3c_l_3e_">Au milieu des plaisirs, l’injustice du sort</text:p>
      <text:p text:style-name="_3c_l_3e_">Vienne couvrir mes yeux du voile de la mort ?</text:p>
      <text:p text:style-name="_3c_l_3e_">Ô Dieux ! c’est un aspic, fortune rigoureuse ?</text:p>
      <text:h text:style-name="Heading_20_3" text:outline-level="3">Scène IV</text:h>
      <text:p text:style-name="_3c_stage_3e_">[La première et la seconde driade] tiennent des fleurs dans leur giron et s’approchent d’Euridice</text:p>
      <text:p text:style-name="_3c_speaker_3e_">Première Driade</text:p>
      <text:p text:style-name="_3c_l_3e_">Voyons qui de nous trois sera la plus heureuse.</text:p>
      <text:p text:style-name="_3c_speaker_3e_">Euridice</text:p>
      <text:p text:style-name="_3c_l_3e_">Je vous cedde le prix, couronnez-vous de fleurs :</text:p>
      <text:p text:style-name="_3c_l_3e_">Le destin m’est cruel, vous vivrez, et je meurs.</text:p>
      <text:p text:style-name="_3c_speaker_3e_">Première Driade</text:p>
      <text:p text:style-name="_3c_l_3e_"><text:span text:style-name="_3c_pb_3e_">[32]</text:span>Quel funeste accident ? quelle douleur si forte</text:p>
      <text:p text:style-name="_3c_l_3e_">Vous oblige ma sœur à parler de la sorte ?</text:p>
      <text:p text:style-name="_3c_l_3e_">Vous sembliez si joyeuse, on eust dit que vostre œil</text:p>
      <text:p text:style-name="_3c_l_3e_">Eust regardé le Ciel et non pas le cercueil.</text:p>
      <text:p text:style-name="_3c_speaker_3e_">Euridice</text:p>
      <text:p text:style-name="_3c_stage_3e_">(en mourant)</text:p>
      <text:p text:style-name="_3c_l_3e_">Je cueillois mille fleurs quand d’un sentier funeste</text:p>
      <text:p text:style-name="_3c_l_3e_">Un aspic qui portoit et la rage et la peste,</text:p>
      <text:p text:style-name="_3c_l_3e_"><text:soft-page-break/>Suivant l’ordre du sort, qui sans doute causoit</text:p>
      <text:p text:style-name="_3c_l_3e_">Le feu contagieux d’où son cœur s’embrasoit,</text:p>
      <text:p text:style-name="_3c_l_3e_">Se lança contre moy, qui de plaisir ravie</text:p>
      <text:p text:style-name="_3c_l_3e_">Estimois ce beau jour le plus doux de ma vie.</text:p>
      <text:p text:style-name="_3c_l_3e_">Qui vivois en repos, et qui ne pensois pas</text:p>
      <text:p text:style-name="_3c_l_3e_">Que le Ciel sous des fleurs eust caché mon trepas.</text:p>
      <text:p text:style-name="_3c_l_3e_">Tel que l’on void l’Iris de couleurs éclatantes,</text:p>
      <text:p text:style-name="_3c_l_3e_">Depeindre de son arc les formes apparentes,</text:p>
      <text:p text:style-name="_3c_l_3e_">Tel estoit cet aspic qui sur le dos portoit</text:p>
      <text:p text:style-name="_3c_l_3e_">Dans un verd escailleux où le jaune esclatoit</text:p>
      <text:p text:style-name="_3c_l_3e_">Un noir plein de sueur, qui tombant sur les plantes</text:p>
      <text:p text:style-name="_3c_l_3e_">Faisoit seicher les lys et les roses naissantes,</text:p>
      <text:p text:style-name="_3c_l_3e_">Ses yeux estinceloient de colere et d’horreur,</text:p>
      <text:p text:style-name="_3c_l_3e_">Et gravoit dans l’esprit l’image de la peur.</text:p>
      <text:p text:style-name="_3c_l_3e_">L’on voyoit à travers de sa bouche animee,</text:p>
      <text:p text:style-name="_3c_l_3e_">Noircir de tous costez une épaisse fumee,</text:p>
      <text:p text:style-name="_3c_l_3e_">Mesmes dans le chemin par où son corps glissoit,</text:p>
      <text:p text:style-name="_3c_l_3e_">D’escume et de venin la terre blanchissoit,</text:p>
      <text:p text:style-name="_3c_l_3e_"><text:span text:style-name="_3c_pb_3e_">[33]</text:span>Cent remplis ondoyans faisoient voir sur sa teste</text:p>
      <text:p text:style-name="_3c_l_3e_">L’effroyable rougeur d’une sanglante creste ;</text:p>
      <text:p text:style-name="_3c_l_3e_">Et parmy du poison sa langue qu’il dardoit</text:p>
      <text:p text:style-name="_3c_l_3e_"><text:span text:style-name="T2">É</text:span>pouventoit de loin l’œil qui la regardoit.</text:p>
      <text:p text:style-name="_3c_l_3e_">Cet animal cruel de son venin superbe</text:p>
      <text:p text:style-name="_3c_l_3e_">Conduit par un demon d’écoule dessous l’herbe.</text:p>
      <text:p text:style-name="_3c_l_3e_">Et paroissant d’abord qu’il est proche de moy</text:p>
      <text:p text:style-name="_3c_l_3e_">Fait vous dessus son chef la fureur et l’effroy,</text:p>
      <text:p text:style-name="_3c_l_3e_">Puis se courbant en arc de mesme qu’une fleche</text:p>
      <text:p text:style-name="_3c_l_3e_">Son subtil éguillon dans mon pied faict sa breche</text:p>
      <text:p text:style-name="_3c_l_3e_">Qu’il ne retire point que d’un sensible effort,</text:p>
      <text:p text:style-name="_3c_l_3e_">Il ne laisse dedans la douleur et la mort,</text:p>
      <text:p text:style-name="_3c_l_3e_">Mais le mail qui saisit mon cœur foible et debile</text:p>
      <text:p text:style-name="_3c_l_3e_">M’empesche d’achever ce recit inutile.</text:p>
      <text:p text:style-name="_3c_speaker_3e_">Première Driade</text:p>
      <text:p text:style-name="_3c_l_3e_">Euridice, ma sœur nous abandonnez-vous ?</text:p>
      <text:p text:style-name="_3c_l_3e_">Ne mourez point si tost, vivez pour vostre Espoux.</text:p>
      <text:h text:style-name="Heading_20_3" text:outline-level="3"><text:soft-page-break/>Scène V</text:h>
      <text:p text:style-name="_3c_stage_3e_">Cependant que les Nimphes pleurent sur le corps d’Euridice, Orphée paroist sur un coin venant du sacrifice.</text:p>
      <text:p text:style-name="_3c_speaker_3e_">Première Driade</text:p>
      <text:p text:style-name="_3c_l_3e_"><text:span text:style-name="_3c_pb_3e_">[34]</text:span>Ah ! malheureux Amant, que je plains ta venuë,</text:p>
      <text:p text:style-name="_3c_l_3e_">Helas pour toy sa mort est encore incognuë<text:note text:id="ftn0" text:note-class="footnote"><text:note-citation>5</text:note-citation><text:note-body><text:p text:style-name="Footnote">icognuë</text:p></text:note-body></text:note></text:p>
      <text:p text:style-name="_3c_speaker_3e_">Orphée</text:p>
      <text:p text:style-name="_3c_stage_3e_">(après avoir long-temps ruminé)</text:p>
      <text:p text:style-name="_3c_l_3e_">Un accident fatal qui me poursuit de prés</text:p>
      <text:p text:style-name="_3c_l_3e_">Transforme mes lauriers en de tristes cyprés.</text:p>
      <text:p text:style-name="_3c_l_3e_">Mon Pere en son midy par un mauvais presage</text:p>
      <text:p text:style-name="_3c_l_3e_">D’une sombre vapeur se couvre le visage.</text:p>
      <text:p text:style-name="_3c_l_3e_">La terre sous mes pas parmy ses tremblemens</text:p>
      <text:p text:style-name="_3c_l_3e_">Semble jetter des cris et des mugissemens.</text:p>
      <text:p text:style-name="_3c_l_3e_">L’Enfer a refusé mon dernier sacrifice,</text:p>
      <text:p text:style-name="_3c_l_3e_">Ô Dieux ! Si vous m’aymez, sauvez mon Euridice.</text:p>
      <text:p text:style-name="_3c_l_3e_">Belles Reines des bois, puissances de ces lieux,</text:p>
      <text:p text:style-name="_3c_l_3e_">Qui tirez vostre sang du sang mesme des Dieux,</text:p>
      <text:p text:style-name="_3c_l_3e_">Quel sujet avez-vous de repandre des larmes ?</text:p>
      <text:p text:style-name="_3c_speaker_3e_">Première Driade</text:p>
      <text:p text:style-name="_3c_l_3e_"><text:span text:style-name="_3c_pb_3e_">[35]</text:span>La mort s’en va priver la beauté de ses charmes,</text:p>
      <text:p text:style-name="_3c_l_3e_">Par ce mot cognoissez quelle est nostre douleur.</text:p>
      <text:p text:style-name="_3c_speaker_3e_">Orphée</text:p>
      <text:p text:style-name="_3c_l_3e_">Par ce mot je cognois ma perte et mon malheur,</text:p>
      <text:p text:style-name="_3c_l_3e_">Euridice se meurt ? Ciel qui punis la terre</text:p>
      <text:p text:style-name="_3c_l_3e_">Que ne m’accables-tu<text:note text:id="ftn5" text:note-class="footnote"><text:note-citation>6</text:note-citation><text:note-body><text:p text:style-name="Footnote">accable tu</text:p></text:note-body></text:note> d’un esclat de Tonnerre ?</text:p>
      <text:p text:style-name="_3c_l_3e_">Mais quel Demon cruel me produit tant de maux ?</text:p>
      <text:p text:style-name="_3c_speaker_3e_">Première Driade</text:p>
      <text:p text:style-name="_3c_l_3e_">Le plus pernicieux de tous les animaux.</text:p>
      <text:p text:style-name="_3c_l_3e_">L’esguillon d’un aspic met dans la sepulture</text:p>
      <text:p text:style-name="_3c_l_3e_">L’ouvrage le plus beau qu’ait formé la nature.</text:p>
      <text:p text:style-name="_3c_speaker_3e_">Orphée</text:p>
      <text:p text:style-name="_3c_l_3e_">Barbare Dieu d’Enfer en qui je me fiois,</text:p>
      <text:p text:style-name="_3c_l_3e_">Tu la prends justement, je te sacrifiois.</text:p>
      <text:p text:style-name="_3c_stage_3e_">(à Euridice en la baisant)</text:p>
      <text:p text:style-name="_3c_l_3e_">Ne passez point si tost, vous ne faites que naistre,</text:p>
      <text:p text:style-name="_3c_l_3e_">Quoy ? Dans vostre Orient cessez-vous de paroistre ?</text:p>
      <text:p text:style-name="_3c_l_3e_">La mort, ce Monstre affreux, ne peut point dans ce jour</text:p>
      <text:p text:style-name="_3c_l_3e_"><text:soft-page-break/>Me ravir un tresor que je tiens de l’Amour.</text:p>
      <text:p text:style-name="_3c_speaker_3e_">Euridice</text:p>
      <text:p text:style-name="P4">Son pouvoir absolu va terminer ma vie.</text:p>
      <text:p text:style-name="P10">Orphée</text:p>
      <text:p text:style-name="P4"><text:span text:style-name="_3c_pb_3e_">[36]</text:span>Elle me ravira, si vous m’estes ravie.</text:p>
      <text:p text:style-name="P10">Euridice</text:p>
      <text:p text:style-name="P4">La mort ne veut que moy.</text:p>
      <text:p text:style-name="P10">Orphée</text:p>
      <text:p text:style-name="P4">La barbare me fuit.</text:p>
      <text:p text:style-name="P4">Elle ne me veut pas, mais mon âme la suit.</text:p>
      <text:p text:style-name="P10">Euridice</text:p>
      <text:p text:style-name="P4">Voulez-vous contredire aux puissances Celestes ?</text:p>
      <text:p text:style-name="P10">Orphée</text:p>
      <text:p text:style-name="P4">Je ne les cognois plus, elles me sont funestes.</text:p>
      <text:p text:style-name="P10">Euridice</text:p>
      <text:p text:style-name="P4">C’est de mon triste sort l’inevitable loy.</text:p>
      <text:p text:style-name="P10">Orphée</text:p>
      <text:p text:style-name="P4">Vivez encor un peu, ne mourez point sans moy.</text:p>
      <text:p text:style-name="P10">Euridice</text:p>
      <text:p text:style-name="P4">Vous prolongez mes maux.</text:p>
      <text:p text:style-name="P10">Orphée</text:p>
      <text:p text:style-name="P4">Vous accroissez ma peine.</text:p>
      <text:p text:style-name="P10">Euridice</text:p>
      <text:p text:style-name="P4"><text:span text:style-name="_3c_pb_3e_">[37]</text:span>Vous m’estes rigoureux.</text:p>
      <text:p text:style-name="P10">Orphée</text:p>
      <text:p text:style-name="P4">Vous m’estes inhumaine.</text:p>
      <text:p text:style-name="P10">Euridice</text:p>
      <text:p text:style-name="P4">Le ciel ne le veut pas.</text:p>
      <text:p text:style-name="P10">Orphée</text:p>
      <text:p text:style-name="P4">Le Ciel l’ordonne ainsi.</text:p>
      <text:p text:style-name="P10">Euridice</text:p>
      <text:p text:style-name="P4">L’Enfer me veut avoir.</text:p>
      <text:p text:style-name="P10">Orphée</text:p>
      <text:p text:style-name="P4">Il me demande aussi.</text:p>
      <text:p text:style-name="P10">Euridice</text:p>
      <text:p text:style-name="P4">Cessez de souspirer.</text:p>
      <text:p text:style-name="P10">Orphée</text:p>
      <text:p text:style-name="P4">Ne versez plus de larmes.</text:p>
      <text:p text:style-name="P10">Euridice</text:p>
      <text:p text:style-name="P4">Ne vous affligez point.</text:p>
      <text:p text:style-name="P10">Orphée</text:p>
      <text:p text:style-name="P4">Conservez donc vos charmes.</text:p>
      <text:p text:style-name="P10">Euridice</text:p>
      <text:p text:style-name="P4"><text:soft-page-break/>Mes charmes sont esteints.</text:p>
      <text:p text:style-name="P10">Orphée</text:p>
      <text:p text:style-name="P4">Mes esprits sont blessez.</text:p>
      <text:p text:style-name="P10">Euridice</text:p>
      <text:p text:style-name="P4"><text:span text:style-name="_3c_pb_3e_">[38]</text:span>Mes jours sont achevez.</text:p>
      <text:p text:style-name="P10">Orphée</text:p>
      <text:p text:style-name="P4">Mes plaisirs sont passez.</text:p>
      <text:p text:style-name="P4">Mais Dieux ! elle descend sur la fatale rive</text:p>
      <text:p text:style-name="P4">Des fleuves eternels ombre triste et plaintive.</text:p>
      <text:p text:style-name="_3c_speaker_3e_">Première Driade</text:p>
      <text:p text:style-name="P4">Fauves, Nimphes, Bergers, pleurez amerement</text:p>
      <text:p text:style-name="P4">La Reine des mortels qui meurt innocemment.</text:p>
      <text:p text:style-name="_3c_speaker_3e_">Orphée</text:p>
      <text:p text:style-name="_3c_label_3e_">Plainte d’Orphée</text:p>
      <text:p text:style-name="P4">Belle Reine des cœurs Euridice ma vie,</text:p>
      <text:p text:style-name="P4">Dans l’espace d’un jour est donnee et ravie,</text:p>
      <text:p text:style-name="P4">Beau throsne de l’amour, belle bouche, beaux yeux,</text:p>
      <text:p text:style-name="P4">Vous que je ne tenois que de la main des Dieux,</text:p>
      <text:p text:style-name="P4">Faut-il que par l’effort d’une rage inoüye</text:p>
      <text:p text:style-name="P4">Vous soyez de mon lict si tost evanouye ?</text:p>
      <text:p text:style-name="P4">Et faut-il que la Parque ait mis dans un tombeau</text:p>
      <text:p text:style-name="P4">Ce que jamais le monde avoit veu de plus beau ?</text:p>
      <text:p text:style-name="P4">Helas il le falloit ! puisque la destinne</text:p>
      <text:p text:style-name="P4">Avoir par vostre mort ma fortune bornee,</text:p>
      <text:p text:style-name="P4">Je possedois un bien qui ne m’estoit pas deu,</text:p>
      <text:p text:style-name="P4">Je m’en sentois indigne, aussi je l’ay perdu.</text:p>
      <text:p text:style-name="P4">Vaines prosperitez, qui semblables aux songes,</text:p>
      <text:p text:style-name="P4">Dessous de faux appas cachez tant de mensonges,</text:p>
      <text:p text:style-name="P4"><text:span text:style-name="_3c_pb_3e_">[39]</text:span>Vous pouviez me montrer quel est vostre couroux,</text:p>
      <text:p text:style-name="P4">Vous pouviez me trahir, je dependois de vous,</text:p>
      <text:p text:style-name="P4">Dans le mobile estat des affaires humaines</text:p>
      <text:p text:style-name="P4">Vous paroissez tousjours inconstantes et vaines,</text:p>
      <text:p text:style-name="P4">Et suivant les decrets du Ciel et du destin</text:p>
      <text:p text:style-name="P4">Vous esteignez le soir ce qui naist le matin.</text:p>
      <text:p text:style-name="_3c_speaker_3e_">Première Driade</text:p>
      <text:p text:style-name="P4">Ses plaintes, ses douleurs, ses paroles perduës,</text:p>
      <text:p text:style-name="P4">Et ses larmes icy vainement respanduës,</text:p>
      <text:p text:style-name="P4">Ne luy rendront jamais les clartez du Soleil.</text:p>
      <text:p text:style-name="_3c_speaker_3e_">Orphée</text:p>
      <text:p text:style-name="P4"><text:soft-page-break/>Ô funeste accident ! tu n’as point de pareil.</text:p>
      <text:p text:style-name="P4">Dieux, Euridice est morte ! et sa memoire esteinte</text:p>
      <text:p text:style-name="P4">Parmy le desespoir me reduit à la plainte :</text:p>
      <text:p text:style-name="P4">Non, non, elle vivra tout le temps que mes yeux</text:p>
      <text:p text:style-name="P4">De ce debile corps regarderont les Cieux.</text:p>
      <text:p text:style-name="P4">Et lors que l’on verra sa memoire estouffee</text:p>
      <text:p text:style-name="P4">L’on ne parlera plus de la Lyre d’Orphée ;</text:p>
      <text:p text:style-name="P4">Assis dans un desert en depit du destin,</text:p>
      <text:p text:style-name="P4">Soit que l’Astre du jour paroisse le matin,</text:p>
      <text:p text:style-name="P4">Ou bien que sur le soir dans la Mer il se couche,</text:p>
      <text:p text:style-name="P4">Son nom incessamment sortira de ma bouche.</text:p>
      <text:p text:style-name="P4">Les Rochers et les bois me l’entendront benir,</text:p>
      <text:p text:style-name="P4">Et rien sinon la mort ne le pourra finir.</text:p>
      <text:p text:style-name="_3c_speaker_3e_">Première Driade</text:p>
      <text:p text:style-name="P4"><text:span text:style-name="_3c_pb_3e_">[40]</text:span>Amant infortune ! quelque noire puissance</text:p>
      <text:p text:style-name="P4">Presidoit dans les airs au jour de ta naissance</text:p>
      <text:p text:style-name="_3c_speaker_3e_">Orphée</text:p>
      <text:p text:style-name="P4">Soleil qui m’a laissé ! Dieux qui me trahissez ?</text:p>
      <text:p text:style-name="P4">Fortune qui me perds ? destins qui m’abbaissez ?</text:p>
      <text:p text:style-name="P4">Puis que vous exercez vos rigueurs coustumieres</text:p>
      <text:p text:style-name="P4">N’attendez plus de moy de vœux ny de prieres !</text:p>
      <text:p text:style-name="P4">Je suis en un estat où mes chants desormais</text:p>
      <text:p text:style-name="P4">Et pour vous et pour moy vont finir pour jamais !</text:p>
      <text:p text:style-name="P4">Puisqu’Euridice meurt, ma voix mourra de mesme,</text:p>
      <text:p text:style-name="P4">En suivant le conseil de ma douleur extréme,</text:p>
      <text:p text:style-name="P4">Dans un antre secret la rage qui me suit</text:p>
      <text:p text:style-name="P4">Du reste de mes jours ne fera qu’une nuict.</text:p>
      <text:p text:style-name="P4">Là les noires fureurs me tiendront compagnie ;</text:p>
      <text:p text:style-name="P4">L’enfer me donnera ce que le Ciel me nie ;</text:p>
      <text:p text:style-name="P4">J’y trouveray la mort qui finira mon deüil,</text:p>
      <text:p text:style-name="P4">Et j’y feray bien-tost de mon lict mon cercueil.</text:p>
      <text:p text:style-name="P4">Mais de quelle clarté se couvre l’Hémisphere</text:p>
      <text:p text:style-name="P4">Qui semble dissiper les rayons de mon pere ?</text:p>
      <text:p text:style-name="_3c_speaker_3e_">Première Driade</text:p>
      <text:p text:style-name="P4">Le Soleil qui paroist sur son char lumineux</text:p>
      <text:p text:style-name="P4">S’en va nous annoncer quelque destin heureux.</text:p>
      <text:h text:style-name="Heading_20_3" text:outline-level="3"><text:soft-page-break/>Chanson du Soleil</text:h>
      <text:p text:style-name="_3c_speaker_3e_">Soleil</text:p>
      <text:p text:style-name="_3c_l_3e_"><text:span text:style-name="_3c_pb_3e_">[40a]</text:span>Je suis l’Astre qui fais le jour,</text:p>
      <text:p text:style-name="_3c_l_3e_">Et dont la flame vagabonde</text:p>
      <text:p text:style-name="_3c_l_3e_">Remplis de merveille et d’amour</text:p>
      <text:p text:style-name="_3c_l_3e_">Les Cieux et l’air, la terre et l’onde.</text:p>
      <text:p text:style-name="_3c_l_3e_">J’échauffe tout ce que je voy,</text:p>
      <text:p text:style-name="_3c_l_3e_">Et quand je brûle tout le monde</text:p>
      <text:p text:style-name="_3c_l_3e_">Il n’est rien de plus froid que moy.</text:p>
      <text:p text:style-name="_3c_l_3e_"/>
      <text:p text:style-name="_3c_l_3e_"><text:span text:style-name="_3c_pb_3e_">[40b]</text:span>Je dissipe l’horreur des nuits,</text:p>
      <text:p text:style-name="_3c_l_3e_">Je donne l’ame à toutes choses :</text:p>
      <text:p text:style-name="_3c_l_3e_">C’est moy qui fais mourir les fruicts,</text:p>
      <text:p text:style-name="_3c_l_3e_">Et qui donne l’éclat aux roses ;</text:p>
      <text:p text:style-name="_3c_l_3e_">Les fleurs naissent de mes soupirs,</text:p>
      <text:p text:style-name="_3c_l_3e_">Et si tost qu’elles sont écloses</text:p>
      <text:p text:style-name="_3c_l_3e_">J’en laisse l’empire aux zephirs.</text:p>
      <text:h text:style-name="Heading_20_3" text:outline-level="3">Scène VI</text:h>
      <text:p text:style-name="_3c_stage_3e_">Prière d’Orphée au Soleil</text:p>
      <text:p text:style-name="_3c_speaker_3e_">Orphée</text:p>
      <text:p text:style-name="_3c_label_3e_">Stances</text:p>
      <text:p text:style-name="_3c_l_3e_"><text:span text:style-name="_3c_pb_3e_">[41]</text:span>Vive source de toutes choses,</text:p>
      <text:p text:style-name="_3c_l_3e_">Illustre Prince des Saisons,</text:p>
      <text:p text:style-name="_3c_l_3e_">Unique autheur de tant de causes,</text:p>
      <text:p text:style-name="_3c_l_3e_">Monarque des douze maisons ;</text:p>
      <text:p text:style-name="_3c_l_3e_">Toy que l’on void dans sa carriere</text:p>
      <text:p text:style-name="_3c_l_3e_">Esteindre du Char de lumiere</text:p>
      <text:p text:style-name="_3c_l_3e_">Les Astres qui te font la Cour,</text:p>
      <text:p text:style-name="_3c_l_3e_">Lors que l’Univers qui t’adore</text:p>
      <text:p text:style-name="_3c_l_3e_">Void rougir le tein de l’aurore,</text:p>
      <text:p text:style-name="_3c_l_3e_">En ouvrant les portes du jour.</text:p>
      <text:p text:style-name="_3c_l_3e_"/>
      <text:p text:style-name="_3c_l_3e_">Toy qui laissant ton lict humide,</text:p>
      <text:p text:style-name="_3c_l_3e_">Porte sur l’air journellement,</text:p>
      <text:p text:style-name="_3c_l_3e_">Traisne d’une cource rapide,</text:p>
      <text:p text:style-name="_3c_l_3e_">Le plus chaloureux Element ;</text:p>
      <text:p text:style-name="_3c_l_3e_"><text:span text:style-name="_3c_pb_3e_">[42]</text:span>Toy dont le Ciel est la patrie,</text:p>
      <text:p text:style-name="_3c_l_3e_"><text:soft-page-break/>Toy dont les peuples d’Hyberie,</text:p>
      <text:p text:style-name="_3c_l_3e_">Entendant tous les soirs le bruit,</text:p>
      <text:p text:style-name="_3c_l_3e_">Lors que tes chevaux sous Neptune</text:p>
      <text:p text:style-name="_3c_l_3e_">S’opposent à ceux de la Lune,</text:p>
      <text:p text:style-name="_3c_l_3e_">Pour la naissance de la nuict.</text:p>
      <text:p text:style-name="_3c_l_3e_"/>
      <text:p text:style-name="_3c_l_3e_">Arreste ton trosne de flame,</text:p>
      <text:p text:style-name="_3c_l_3e_">Preste un peu l’oreille à mes vers,</text:p>
      <text:p text:style-name="_3c_l_3e_">Voyant celuy qui te reclame,</text:p>
      <text:p text:style-name="_3c_l_3e_">Rends toy visible à l’univers :</text:p>
      <text:p text:style-name="_3c_l_3e_">La demande que je vais faire,</text:p>
      <text:p text:style-name="_3c_l_3e_">Ne sera point si temeraire,</text:p>
      <text:p text:style-name="_3c_l_3e_">D’esperer que d’authorité</text:p>
      <text:p text:style-name="_3c_l_3e_">Tu fasses que les destinées</text:p>
      <text:p text:style-name="_3c_l_3e_">Sur le declin de mes années</text:p>
      <text:p text:style-name="_3c_l_3e_">Me donnent l’immortalité.</text:p>
      <text:p text:style-name="_3c_l_3e_"/>
      <text:p text:style-name="_3c_l_3e_">Pareil à l’enfant de Climene,</text:p>
      <text:p text:style-name="_3c_l_3e_">Qui pour illustrer ses travaux,</text:p>
      <text:p text:style-name="_3c_l_3e_">Eust autrefois l’ame si vaine</text:p>
      <text:p text:style-name="_3c_l_3e_">Que de pretendre à tes chevaux ;</text:p>
      <text:p text:style-name="_3c_l_3e_">Je ne veux point que mon audace</text:p>
      <text:p text:style-name="_3c_l_3e_">M’obtienne la fatale grace,</text:p>
      <text:p text:style-name="_3c_l_3e_">Qui par un malheur sans pareil,</text:p>
      <text:p text:style-name="_3c_l_3e_">Alluma la voute Celeste</text:p>
      <text:p text:style-name="_3c_l_3e_"><text:span text:style-name="_3c_pb_3e_">[43]</text:span>Parmy l’embrasement funeste</text:p>
      <text:p text:style-name="_3c_l_3e_">Que causa ce jeune Soleil.</text:p>
      <text:p text:style-name="_3c_l_3e_"/>
      <text:p text:style-name="_3c_l_3e_">Mon esperance est mieux bornée ;</text:p>
      <text:p text:style-name="_3c_l_3e_">Je n’ay point cette vanité,</text:p>
      <text:p text:style-name="_3c_l_3e_">Celle que tu m’avois donnée</text:p>
      <text:p text:style-name="_3c_l_3e_">Ne reverra plus ta clarté ;</text:p>
      <text:p text:style-name="_3c_l_3e_">Ses deux lumieres sont esteintes,</text:p>
      <text:p text:style-name="_3c_l_3e_">Je ne veux plus pousser de plaintes</text:p>
      <text:p text:style-name="_3c_l_3e_">Contre l’injustice du sort,</text:p>
      <text:p text:style-name="_3c_l_3e_">Fais donc que ma douleur finisse,</text:p>
      <text:p text:style-name="_3c_l_3e_">Puis que je perds mon Euridice,</text:p>
      <text:p text:style-name="_3c_l_3e_"><text:soft-page-break/>Je ne demande que la mort.</text:p>
      <text:p text:style-name="_3c_l_3e_"/>
      <text:p text:style-name="_3c_l_3e_">Que si par des rigueurs estranges</text:p>
      <text:p text:style-name="_3c_l_3e_">Les Dieux different mon trespas,</text:p>
      <text:p text:style-name="_3c_l_3e_">Et si pour chanter leurs loüanges,</text:p>
      <text:p text:style-name="_3c_l_3e_">Il me faut survivre icy bas ;</text:p>
      <text:p text:style-name="_3c_l_3e_">Fais que l’Enfer inexorable,</text:p>
      <text:p text:style-name="_3c_l_3e_">Une seule fois favorable</text:p>
      <text:p text:style-name="_3c_l_3e_">Redonne Euridice à mes vœux ;</text:p>
      <text:p text:style-name="_3c_l_3e_">Alors mes chants et mes offrandes,</text:p>
      <text:p text:style-name="_3c_l_3e_">Produiront des choses si grandes</text:p>
      <text:p text:style-name="_3c_l_3e_">Que j’estonneray non nepveux.</text:p>
      <text:p text:style-name="_3c_l_3e_"/>
      <text:p text:style-name="_3c_l_3e_"><text:span text:style-name="_3c_pb_3e_">[44]</text:span>Je sçay bien que tu le peus faire,</text:p>
      <text:p text:style-name="_3c_l_3e_">Toy de qui les Rais immortels,</text:p>
      <text:p text:style-name="_3c_l_3e_">Du depuis la quatriesme Sphere<text:note text:id="ftn6" text:note-class="footnote"><text:note-citation>7</text:note-citation><text:note-body><text:p text:style-name="Footnote">Shpere</text:p></text:note-body></text:note>,</text:p>
      <text:p text:style-name="_3c_l_3e_">Esclairent par tous les Autels ;</text:p>
      <text:p text:style-name="_3c_l_3e_">Toy qui des estoilles constantes,</text:p>
      <text:p text:style-name="_3c_l_3e_">Des legeres, et des errantes,</text:p>
      <text:p text:style-name="_3c_l_3e_">Regarde les sablons mouvans,</text:p>
      <text:p text:style-name="_3c_l_3e_">Qui s’eslevent dessus nos testes,</text:p>
      <text:p text:style-name="_3c_l_3e_">Lors que la fureur des tempestes,</text:p>
      <text:p text:style-name="_3c_l_3e_">Fait mourir, et naistre les vents.</text:p>
      <text:p text:style-name="_3c_speaker_3e_">Soleil</text:p>
      <text:p text:style-name="_3c_label_3e_">Response du Soleil</text:p>
      <text:p text:style-name="_3c_l_3e_">Proche du Mont Tenare, un gouffre en Laconie</text:p>
      <text:p text:style-name="_3c_l_3e_">D’où depuis le Cahos la lumiere est bannie,</text:p>
      <text:p text:style-name="_3c_l_3e_">Fait un passage à ceux qui sur l’horrible port</text:p>
      <text:p text:style-name="_3c_l_3e_">Vont porter à Caron le tribut de la mort,</text:p>
      <text:p text:style-name="_3c_l_3e_">Là les fourneaux d’Enfer les plus noires fumees</text:p>
      <text:p text:style-name="_3c_l_3e_">Enveloppent tousjours les Roches enflammées,</text:p>
      <text:p text:style-name="_3c_l_3e_">Et poussant hors de l’antre un air contagieux</text:p>
      <text:p text:style-name="_3c_l_3e_">Infectent les Oyseaux, et font palir les Dieux.</text:p>
      <text:p text:style-name="_3c_l_3e_">Par des sentiers obscurs cette affreuse caverne</text:p>
      <text:p text:style-name="_3c_l_3e_">T’ouvrira le chemin des Palais de L’averne,</text:p>
      <text:p text:style-name="_3c_l_3e_">Descends par cet endroit dans le triste sejour,</text:p>
      <text:p text:style-name="_3c_l_3e_"><text:soft-page-break/>Prenant pour t’esclairer le flambeau de l’amour ;</text:p>
      <text:p text:style-name="_3c_l_3e_">Et puis ayant passé dans les fatales plaines,</text:p>
      <text:p text:style-name="_3c_l_3e_">De ses peuples legers, qui sont des ombres vaines,</text:p>
      <text:p text:style-name="_3c_l_3e_"><text:span text:style-name="_3c_pb_3e_">[45]</text:span>Rends toy dans le Palais de ce Dieu sousterrain</text:p>
      <text:p text:style-name="_3c_l_3e_">Qui regne dans les feux sur un trosne d’airain.</text:p>
      <text:p text:style-name="_3c_l_3e_">Depeins luy tes malheurs par paroles charmantes ;</text:p>
      <text:p text:style-name="_3c_l_3e_">Forme pour le toucher des plaines eloquentes ;</text:p>
      <text:p text:style-name="_3c_l_3e_">Et par fortes raisons preuve qu’injustement</text:p>
      <text:p text:style-name="_3c_l_3e_">Il ferme ton amante au creux du monument ;</text:p>
      <text:p text:style-name="_3c_l_3e_">D’abord tu le verras d’un œil sombre et severe,</text:p>
      <text:p text:style-name="_3c_l_3e_">Animé de dépit et remply de colere,</text:p>
      <text:p text:style-name="_3c_l_3e_">Secoüant dans les mains un Sceptre ensanglanté,</text:p>
      <text:p text:style-name="_3c_l_3e_">Ne respirer qu’horreur, et qu’inhumanité.</text:p>
      <text:p text:style-name="_3c_l_3e_">Mais sans t’espouventer d’un stile magnifique,</text:p>
      <text:p text:style-name="_3c_l_3e_">Calme la cruauté d’un Dieu si tyrannique.</text:p>
      <text:p text:style-name="_3c_l_3e_">S’il paroist immobile à ta juste douleur,</text:p>
      <text:p text:style-name="_3c_l_3e_">Peut-estre que ta voix adoucira son cœur ;</text:p>
      <text:p text:style-name="_3c_l_3e_">Car je luy donneray de la cime des nuës</text:p>
      <text:p text:style-name="_3c_l_3e_">Jusqu’au fonds des Enfers des vertus incogneuës.</text:p>
      <text:p text:style-name="_3c_speaker_3e_">Orphée</text:p>
      <text:p text:style-name="_3c_l_3e_">Sacré Pare du temps, ame de l’Univers,</text:p>
      <text:p text:style-name="_3c_l_3e_">Qui montrez les beautez de tant d’objets divers :</text:p>
      <text:p text:style-name="_3c_l_3e_">C’est bien avec raison qu’<text:span text:style-name="T2">É</text:span>licon vous implore,</text:p>
      <text:p text:style-name="_3c_l_3e_">Que Pinde vous cherit, que Delos vous adore.</text:p>
      <text:p text:style-name="_3c_l_3e_">Le sort vous a commis sur ses justes decrets,</text:p>
      <text:p text:style-name="_3c_l_3e_">L’on ne voit point paroistre au monde de Forests,</text:p>
      <text:p text:style-name="_3c_l_3e_">Aux Forests il n’est point de vigoureuse plante :</text:p>
      <text:p text:style-name="_3c_l_3e_">Sur la plante il n’est point de branche verdoyante,</text:p>
      <text:p text:style-name="_3c_l_3e_">Dans la branche il n’est point de feuille ny de fleur,</text:p>
      <text:p text:style-name="_3c_l_3e_"><text:span text:style-name="_3c_pb_3e_">[46]</text:span>Dans la fleur et la fueille il n’est point de fruit meur,</text:p>
      <text:p text:style-name="_3c_l_3e_">Dans le fruit il n’est point de secrette semence :</text:p>
      <text:p text:style-name="_3c_l_3e_">Mesme dans la semence il n’est point de substance,</text:p>
      <text:p text:style-name="_3c_l_3e_">Et parmi la substance il n’est rien de si doux</text:p>
      <text:p text:style-name="_3c_l_3e_">Que la terre aujourd’huy ne possede par vo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ejaVu Sans Condensed" svg:font-family="'DejaVu Sans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style:paragraph-properties fo:margin-left="0cm" fo:margin-right="0cm" fo:text-indent="-3.669cm" style:auto-text-indent="false" style:page-number="auto" fo:background-color="#ffffff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_3c_label_3e_" style:display-name="&lt;label&gt;" style:family="paragraph" style:parent-style-name="Standard">
      <style:paragraph-properties fo:margin-left="2cm" fo:margin-right="2cm" fo:text-align="justify" style:justify-single-word="false" fo:text-indent="0.3cm" style:auto-text-indent="false"/>
      <style:text-properties fo:font-style="italic"/>
    </style:style>
    <style:style style:name="_3c_castItem_3e_" style:display-name="&lt;castItem&gt;" style:family="paragraph" style:parent-style-name="List_20_Contents" style:class="text">
      <style:paragraph-properties fo:text-align="end" style:justify-single-word="false"/>
      <style:text-properties fo:font-variant="small-caps"/>
    </style:style>
    <style:style style:name="_3c_speaker_3e_" style:display-name="&lt;speaker&gt;" style:family="paragraph" style:parent-style-name="Standard">
      <style:paragraph-properties fo:text-align="center" style:justify-single-word="false"/>
      <style:text-properties fo:font-variant="small-caps"/>
    </style:style>
    <style:style style:name="_3c_stage_3e_" style:display-name="&lt;stage&gt;" style:family="paragraph" style:parent-style-name="_3c_speaker_3e_">
      <style:text-properties fo:font-variant="normal" fo:text-transform="none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size="12pt" fo:letter-spacing="normal" fo:language="fr" fo:country="FR" style:font-name-asian="DejaVu Sans Condensed" style:font-size-asian="12pt" style:language-asian="fr" style:country-asian="FR" style:font-name-complex="DejaVu Sans Condensed" style:font-size-complex="12pt" style:language-complex="fr" style:country-complex="FR" style:text-scale="100%"/>
    </style:style>
    <style:style style:name="CharStyle4" style:family="text" style:parent-style-name="DefaultFontStyle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corr_3e_" style:display-name="&lt;corr&gt;" style:family="text">
      <style:text-properties style:text-line-through-style="soli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2:23:45.39</meta:creation-date>
    <dc:date>2019-12-13T18:21:22.01</dc:date>
    <meta:editing-duration>PT19H12M8S</meta:editing-duration>
    <meta:editing-cycles>30</meta:editing-cycles>
    <meta:generator>OpenOffice/4.1.6$Win32 OpenOffice.org_project/416m1$Build-9790</meta:generator>
    <dc:creator>Karolina Suchecka</dc:creator>
    <meta:document-statistic meta:table-count="0" meta:image-count="0" meta:object-count="0" meta:page-count="27" meta:paragraph-count="1007" meta:word-count="6652" meta:character-count="37358"/>
  </office:meta>
</office:document-meta>
</file>